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3-03-01T00:00:00" table:style-name="ce5">
            <text:p>2023/3/1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42005" table:style-name="ce6">
            <text:p>42,005<text:s/></text:p>
          </table:table-cell>
          <table:table-cell office:value-type="float" office:value="36344" table:style-name="ce6">
            <text:p>36,344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26626" table:style-name="ce6">
            <text:p>26,626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31147" table:style-name="ce6">
            <text:p>31,147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34541" table:style-name="ce6">
            <text:p>34,541<text:s/></text:p>
          </table:table-cell>
          <table:table-cell office:value-type="float" office:value="25453" table:style-name="ce6">
            <text:p>25,453<text:s/></text:p>
          </table:table-cell>
          <table:table-cell office:value-type="float" office:value="25314" table:style-name="ce6">
            <text:p>25,314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112487" table:style-name="ce6">
            <text:p>112,487<text:s/></text:p>
          </table:table-cell>
          <table:table-cell office:value-type="float" office:value="38522" table:style-name="ce6">
            <text:p>38,522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26193" table:style-name="ce6">
            <text:p>26,193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31641" table:style-name="ce6">
            <text:p>31,641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32139" table:style-name="ce6">
            <text:p>32,139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22688" table:style-name="ce6">
            <text:p>22,688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36509" table:style-name="ce6">
            <text:p>36,509<text:s/></text:p>
          </table:table-cell>
          <table:table-cell office:value-type="float" office:value="37209" table:style-name="ce6">
            <text:p>37,209<text:s/></text:p>
          </table:table-cell>
          <table:table-cell office:value-type="float" office:value="26999" table:style-name="ce6">
            <text:p>26,999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53320" table:style-name="ce6">
            <text:p>53,320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31771" table:style-name="ce6">
            <text:p>31,771<text:s/></text:p>
          </table:table-cell>
          <table:table-cell office:value-type="float" office:value="30531" table:style-name="ce6">
            <text:p>30,531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55398" table:style-name="ce6">
            <text:p>55,398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37716" table:style-name="ce6">
            <text:p>37,716<text:s/></text:p>
          </table:table-cell>
          <table:table-cell office:value-type="float" office:value="22586" table:style-name="ce6">
            <text:p>22,586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23578" table:style-name="ce6">
            <text:p>23,578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28128" table:style-name="ce6">
            <text:p>28,128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5634" table:style-name="ce6">
            <text:p>5,634<text:s/></text:p>
          </table:table-cell>
          <table:table-cell table:number-columns-repeated="16264"/>
        </table:table-row>
        <table:table-row table:style-name="ro2">
          <table:table-cell office:value-type="date" office:date-value="2023-03-02T00:00:00" table:style-name="ce5">
            <text:p>2023/3/2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42732" table:style-name="ce6">
            <text:p>42,732<text:s/></text:p>
          </table:table-cell>
          <table:table-cell office:value-type="float" office:value="36999" table:style-name="ce6">
            <text:p>36,999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24173" table:style-name="ce6">
            <text:p>24,173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26287" table:style-name="ce6">
            <text:p>26,287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31290" table:style-name="ce6">
            <text:p>31,290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34282" table:style-name="ce6">
            <text:p>34,282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25081" table:style-name="ce6">
            <text:p>25,081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112802" table:style-name="ce6">
            <text:p>112,802<text:s/></text:p>
          </table:table-cell>
          <table:table-cell office:value-type="float" office:value="40136" table:style-name="ce6">
            <text:p>40,136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26841" table:style-name="ce6">
            <text:p>26,841<text:s/></text:p>
          </table:table-cell>
          <table:table-cell office:value-type="float" office:value="27098" table:style-name="ce6">
            <text:p>27,098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30894" table:style-name="ce6">
            <text:p>30,894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30300" table:style-name="ce6">
            <text:p>30,300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2862" table:style-name="ce6">
            <text:p>22,862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36824" table:style-name="ce6">
            <text:p>36,824<text:s/></text:p>
          </table:table-cell>
          <table:table-cell office:value-type="float" office:value="37206" table:style-name="ce6">
            <text:p>37,206<text:s/></text:p>
          </table:table-cell>
          <table:table-cell office:value-type="float" office:value="26559" table:style-name="ce6">
            <text:p>26,559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54932" table:style-name="ce6">
            <text:p>54,932<text:s/></text:p>
          </table:table-cell>
          <table:table-cell office:value-type="float" office:value="23966" table:style-name="ce6">
            <text:p>23,966<text:s/></text:p>
          </table:table-cell>
          <table:table-cell office:value-type="float" office:value="31512" table:style-name="ce6">
            <text:p>31,512<text:s/></text:p>
          </table:table-cell>
          <table:table-cell office:value-type="float" office:value="30728" table:style-name="ce6">
            <text:p>30,728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56566" table:style-name="ce6">
            <text:p>56,566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9499" table:style-name="ce6">
            <text:p>19,499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26651" table:style-name="ce6">
            <text:p>26,651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38960" table:style-name="ce6">
            <text:p>38,960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16811" table:style-name="ce6">
            <text:p>16,811<text:s/></text:p>
          </table:table-cell>
          <table:table-cell office:value-type="float" office:value="28536" table:style-name="ce6">
            <text:p>28,536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5837" table:style-name="ce6">
            <text:p>5,837<text:s/></text:p>
          </table:table-cell>
          <table:table-cell table:number-columns-repeated="16264"/>
        </table:table-row>
        <table:table-row table:style-name="ro2">
          <table:table-cell office:value-type="date" office:date-value="2023-03-03T00:00:00" table:style-name="ce5">
            <text:p>2023/3/3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45874" table:style-name="ce6">
            <text:p>45,874<text:s/></text:p>
          </table:table-cell>
          <table:table-cell office:value-type="float" office:value="43630" table:style-name="ce6">
            <text:p>43,630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7536" table:style-name="ce6">
            <text:p>17,536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16191" table:style-name="ce6">
            <text:p>16,191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28597" table:style-name="ce6">
            <text:p>28,597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32714" table:style-name="ce6">
            <text:p>32,714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35923" table:style-name="ce6">
            <text:p>35,923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143908" table:style-name="ce6">
            <text:p>143,908<text:s/></text:p>
          </table:table-cell>
          <table:table-cell office:value-type="float" office:value="47953" table:style-name="ce6">
            <text:p>47,953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30736" table:style-name="ce6">
            <text:p>30,736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28939" table:style-name="ce6">
            <text:p>28,939<text:s/></text:p>
          </table:table-cell>
          <table:table-cell office:value-type="float" office:value="24138" table:style-name="ce6">
            <text:p>24,138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32429" table:style-name="ce6">
            <text:p>32,429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32840" table:style-name="ce6">
            <text:p>32,840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23888" table:style-name="ce6">
            <text:p>23,888<text:s/></text:p>
          </table:table-cell>
          <table:table-cell office:value-type="float" office:value="27028" table:style-name="ce6">
            <text:p>27,028<text:s/></text:p>
          </table:table-cell>
          <table:table-cell office:value-type="float" office:value="41576" table:style-name="ce6">
            <text:p>41,576<text:s/></text:p>
          </table:table-cell>
          <table:table-cell office:value-type="float" office:value="38230" table:style-name="ce6">
            <text:p>38,230<text:s/></text:p>
          </table:table-cell>
          <table:table-cell office:value-type="float" office:value="28145" table:style-name="ce6">
            <text:p>28,145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65505" table:style-name="ce6">
            <text:p>65,505<text:s/></text:p>
          </table:table-cell>
          <table:table-cell office:value-type="float" office:value="25886" table:style-name="ce6">
            <text:p>25,886<text:s/></text:p>
          </table:table-cell>
          <table:table-cell office:value-type="float" office:value="34199" table:style-name="ce6">
            <text:p>34,199<text:s/></text:p>
          </table:table-cell>
          <table:table-cell office:value-type="float" office:value="35875" table:style-name="ce6">
            <text:p>35,875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64054" table:style-name="ce6">
            <text:p>64,054<text:s/></text:p>
          </table:table-cell>
          <table:table-cell office:value-type="float" office:value="21710" table:style-name="ce6">
            <text:p>21,710<text:s/></text:p>
          </table:table-cell>
          <table:table-cell office:value-type="float" office:value="16268" table:style-name="ce6">
            <text:p>16,268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29548" table:style-name="ce6">
            <text:p>29,548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40897" table:style-name="ce6">
            <text:p>40,897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26054" table:style-name="ce6">
            <text:p>26,054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30267" table:style-name="ce6">
            <text:p>30,267<text:s/></text:p>
          </table:table-cell>
          <table:table-cell office:value-type="float" office:value="25605" table:style-name="ce6">
            <text:p>25,605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6166" table:style-name="ce6">
            <text:p>6,166<text:s/></text:p>
          </table:table-cell>
          <table:table-cell table:number-columns-repeated="16264"/>
        </table:table-row>
        <table:table-row table:style-name="ro2">
          <table:table-cell office:value-type="date" office:date-value="2023-03-04T00:00:00" table:style-name="ce5">
            <text:p>2023/3/4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24900" table:style-name="ce6">
            <text:p>24,900<text:s/></text:p>
          </table:table-cell>
          <table:table-cell office:value-type="float" office:value="41179" table:style-name="ce6">
            <text:p>41,179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32557" table:style-name="ce6">
            <text:p>32,557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25774" table:style-name="ce6">
            <text:p>25,774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19814" table:style-name="ce6">
            <text:p>19,814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34908" table:style-name="ce6">
            <text:p>134,908<text:s/></text:p>
          </table:table-cell>
          <table:table-cell office:value-type="float" office:value="51560" table:style-name="ce6">
            <text:p>51,560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31523" table:style-name="ce6">
            <text:p>31,523<text:s/></text:p>
          </table:table-cell>
          <table:table-cell office:value-type="float" office:value="28881" table:style-name="ce6">
            <text:p>28,881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34974" table:style-name="ce6">
            <text:p>34,974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36224" table:style-name="ce6">
            <text:p>36,224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73626" table:style-name="ce6">
            <text:p>73,626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32399" table:style-name="ce6">
            <text:p>32,399<text:s/></text:p>
          </table:table-cell>
          <table:table-cell office:value-type="float" office:value="30040" table:style-name="ce6">
            <text:p>30,040<text:s/></text:p>
          </table:table-cell>
          <table:table-cell office:value-type="float" office:value="20854" table:style-name="ce6">
            <text:p>20,854<text:s/></text:p>
          </table:table-cell>
          <table:table-cell office:value-type="float" office:value="53620" table:style-name="ce6">
            <text:p>53,620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23158" table:style-name="ce6">
            <text:p>23,158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711" table:style-name="ce6">
            <text:p>3,711<text:s/></text:p>
          </table:table-cell>
          <table:table-cell table:number-columns-repeated="16264"/>
        </table:table-row>
        <table:table-row table:style-name="ro2">
          <table:table-cell office:value-type="date" office:date-value="2023-03-05T00:00:00" table:style-name="ce5">
            <text:p>2023/3/5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31424" table:style-name="ce6">
            <text:p>31,424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4158" table:style-name="ce6">
            <text:p>24,158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18572" table:style-name="ce6">
            <text:p>18,572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23962" table:style-name="ce6">
            <text:p>23,962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21409" table:style-name="ce6">
            <text:p>121,409<text:s/></text:p>
          </table:table-cell>
          <table:table-cell office:value-type="float" office:value="41999" table:style-name="ce6">
            <text:p>41,999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30512" table:style-name="ce6">
            <text:p>30,512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23038" table:style-name="ce6">
            <text:p>23,038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36610" table:style-name="ce6">
            <text:p>36,610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9680" table:style-name="ce6">
            <text:p>19,680<text:s/></text:p>
          </table:table-cell>
          <table:table-cell office:value-type="float" office:value="31637" table:style-name="ce6">
            <text:p>31,637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59900" table:style-name="ce6">
            <text:p>59,900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26014" table:style-name="ce6">
            <text:p>26,014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17069" table:style-name="ce6">
            <text:p>17,069<text:s/></text:p>
          </table:table-cell>
          <table:table-cell office:value-type="float" office:value="42118" table:style-name="ce6">
            <text:p>42,118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19635" table:style-name="ce6">
            <text:p>19,635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352" table:style-name="ce6">
            <text:p>3,352<text:s/></text:p>
          </table:table-cell>
          <table:table-cell table:number-columns-repeated="16264"/>
        </table:table-row>
        <table:table-row table:style-name="ro2">
          <table:table-cell office:value-type="date" office:date-value="2023-03-06T00:00:00" table:style-name="ce5">
            <text:p>2023/3/6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42049" table:style-name="ce6">
            <text:p>42,049<text:s/></text:p>
          </table:table-cell>
          <table:table-cell office:value-type="float" office:value="36365" table:style-name="ce6">
            <text:p>36,365<text:s/></text:p>
          </table:table-cell>
          <table:table-cell office:value-type="float" office:value="24802" table:style-name="ce6">
            <text:p>24,802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32139" table:style-name="ce6">
            <text:p>32,139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25321" table:style-name="ce6">
            <text:p>25,321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30174" table:style-name="ce6">
            <text:p>30,174<text:s/></text:p>
          </table:table-cell>
          <table:table-cell office:value-type="float" office:value="23371" table:style-name="ce6">
            <text:p>23,371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33917" table:style-name="ce6">
            <text:p>33,917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23732" table:style-name="ce6">
            <text:p>23,732<text:s/></text:p>
          </table:table-cell>
          <table:table-cell office:value-type="float" office:value="115970" table:style-name="ce6">
            <text:p>115,970<text:s/></text:p>
          </table:table-cell>
          <table:table-cell office:value-type="float" office:value="38312" table:style-name="ce6">
            <text:p>38,312<text:s/></text:p>
          </table:table-cell>
          <table:table-cell office:value-type="float" office:value="20781" table:style-name="ce6">
            <text:p>20,781<text:s/></text:p>
          </table:table-cell>
          <table:table-cell office:value-type="float" office:value="22454" table:style-name="ce6">
            <text:p>22,454<text:s/></text:p>
          </table:table-cell>
          <table:table-cell office:value-type="float" office:value="27710" table:style-name="ce6">
            <text:p>27,710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31304" table:style-name="ce6">
            <text:p>31,304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32238" table:style-name="ce6">
            <text:p>32,238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37123" table:style-name="ce6">
            <text:p>37,123<text:s/></text:p>
          </table:table-cell>
          <table:table-cell office:value-type="float" office:value="36785" table:style-name="ce6">
            <text:p>36,785<text:s/></text:p>
          </table:table-cell>
          <table:table-cell office:value-type="float" office:value="26390" table:style-name="ce6">
            <text:p>26,390<text:s/></text:p>
          </table:table-cell>
          <table:table-cell office:value-type="float" office:value="26650" table:style-name="ce6">
            <text:p>26,650<text:s/></text:p>
          </table:table-cell>
          <table:table-cell office:value-type="float" office:value="54909" table:style-name="ce6">
            <text:p>54,909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31837" table:style-name="ce6">
            <text:p>31,837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55307" table:style-name="ce6">
            <text:p>55,307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20170" table:style-name="ce6">
            <text:p>20,170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38180" table:style-name="ce6">
            <text:p>38,180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23849" table:style-name="ce6">
            <text:p>23,849<text:s/></text:p>
          </table:table-cell>
          <table:table-cell office:value-type="float" office:value="23704" table:style-name="ce6">
            <text:p>23,704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16701" table:style-name="ce6">
            <text:p>16,701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5840" table:style-name="ce6">
            <text:p>5,840<text:s/></text:p>
          </table:table-cell>
          <table:table-cell table:number-columns-repeated="16264"/>
        </table:table-row>
        <table:table-row table:style-name="ro2">
          <table:table-cell office:value-type="date" office:date-value="2023-03-07T00:00:00" table:style-name="ce5">
            <text:p>2023/3/7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43355" table:style-name="ce6">
            <text:p>43,355<text:s/></text:p>
          </table:table-cell>
          <table:table-cell office:value-type="float" office:value="37937" table:style-name="ce6">
            <text:p>37,937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33552" table:style-name="ce6">
            <text:p>33,552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24463" table:style-name="ce6">
            <text:p>24,463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31692" table:style-name="ce6">
            <text:p>31,692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34712" table:style-name="ce6">
            <text:p>34,712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116144" table:style-name="ce6">
            <text:p>116,144<text:s/></text:p>
          </table:table-cell>
          <table:table-cell office:value-type="float" office:value="40095" table:style-name="ce6">
            <text:p>40,095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28039" table:style-name="ce6">
            <text:p>28,039<text:s/></text:p>
          </table:table-cell>
          <table:table-cell office:value-type="float" office:value="27871" table:style-name="ce6">
            <text:p>27,871<text:s/></text:p>
          </table:table-cell>
          <table:table-cell office:value-type="float" office:value="27910" table:style-name="ce6">
            <text:p>27,910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31739" table:style-name="ce6">
            <text:p>31,739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31856" table:style-name="ce6">
            <text:p>31,856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23032" table:style-name="ce6">
            <text:p>23,032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37771" table:style-name="ce6">
            <text:p>37,771<text:s/></text:p>
          </table:table-cell>
          <table:table-cell office:value-type="float" office:value="37593" table:style-name="ce6">
            <text:p>37,593<text:s/></text:p>
          </table:table-cell>
          <table:table-cell office:value-type="float" office:value="27120" table:style-name="ce6">
            <text:p>27,120<text:s/></text:p>
          </table:table-cell>
          <table:table-cell office:value-type="float" office:value="25974" table:style-name="ce6">
            <text:p>25,974<text:s/></text:p>
          </table:table-cell>
          <table:table-cell office:value-type="float" office:value="56400" table:style-name="ce6">
            <text:p>56,400<text:s/></text:p>
          </table:table-cell>
          <table:table-cell office:value-type="float" office:value="24284" table:style-name="ce6">
            <text:p>24,284<text:s/></text:p>
          </table:table-cell>
          <table:table-cell office:value-type="float" office:value="31691" table:style-name="ce6">
            <text:p>31,691<text:s/></text:p>
          </table:table-cell>
          <table:table-cell office:value-type="float" office:value="31643" table:style-name="ce6">
            <text:p>31,643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57177" table:style-name="ce6">
            <text:p>57,177<text:s/></text:p>
          </table:table-cell>
          <table:table-cell office:value-type="float" office:value="20364" table:style-name="ce6">
            <text:p>20,364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28640" table:style-name="ce6">
            <text:p>28,640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39032" table:style-name="ce6">
            <text:p>39,032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23902" table:style-name="ce6">
            <text:p>23,902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17719" table:style-name="ce6">
            <text:p>17,719<text:s/></text:p>
          </table:table-cell>
          <table:table-cell office:value-type="float" office:value="28699" table:style-name="ce6">
            <text:p>28,699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5876" table:style-name="ce6">
            <text:p>5,876<text:s/></text:p>
          </table:table-cell>
          <table:table-cell table:number-columns-repeated="16264"/>
        </table:table-row>
        <table:table-row table:style-name="ro2">
          <table:table-cell office:value-type="date" office:date-value="2023-03-08T00:00:00" table:style-name="ce5">
            <text:p>2023/3/8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44372" table:style-name="ce6">
            <text:p>44,372<text:s/></text:p>
          </table:table-cell>
          <table:table-cell office:value-type="float" office:value="39259" table:style-name="ce6">
            <text:p>39,259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34792" table:style-name="ce6">
            <text:p>34,792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26166" table:style-name="ce6">
            <text:p>26,166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35092" table:style-name="ce6">
            <text:p>35,092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119555" table:style-name="ce6">
            <text:p>119,555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28429" table:style-name="ce6">
            <text:p>28,429<text:s/></text:p>
          </table:table-cell>
          <table:table-cell office:value-type="float" office:value="27916" table:style-name="ce6">
            <text:p>27,916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31837" table:style-name="ce6">
            <text:p>31,837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32690" table:style-name="ce6">
            <text:p>32,690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24040" table:style-name="ce6">
            <text:p>24,040<text:s/></text:p>
          </table:table-cell>
          <table:table-cell office:value-type="float" office:value="25974" table:style-name="ce6">
            <text:p>25,974<text:s/></text:p>
          </table:table-cell>
          <table:table-cell office:value-type="float" office:value="38773" table:style-name="ce6">
            <text:p>38,773<text:s/></text:p>
          </table:table-cell>
          <table:table-cell office:value-type="float" office:value="37929" table:style-name="ce6">
            <text:p>37,929<text:s/></text:p>
          </table:table-cell>
          <table:table-cell office:value-type="float" office:value="27451" table:style-name="ce6">
            <text:p>27,451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58670" table:style-name="ce6">
            <text:p>58,670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32256" table:style-name="ce6">
            <text:p>32,256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19871" table:style-name="ce6">
            <text:p>19,871<text:s/></text:p>
          </table:table-cell>
          <table:table-cell office:value-type="float" office:value="58799" table:style-name="ce6">
            <text:p>58,799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16073" table:style-name="ce6">
            <text:p>16,073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28206" table:style-name="ce6">
            <text:p>28,206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39391" table:style-name="ce6">
            <text:p>39,391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24571" table:style-name="ce6">
            <text:p>24,571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29038" table:style-name="ce6">
            <text:p>29,038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6040" table:style-name="ce6">
            <text:p>6,040<text:s/></text:p>
          </table:table-cell>
          <table:table-cell table:number-columns-repeated="16264"/>
        </table:table-row>
        <table:table-row table:style-name="ro2">
          <table:table-cell office:value-type="date" office:date-value="2023-03-09T00:00:00" table:style-name="ce5">
            <text:p>2023/3/9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43718" table:style-name="ce6">
            <text:p>43,718<text:s/></text:p>
          </table:table-cell>
          <table:table-cell office:value-type="float" office:value="39944" table:style-name="ce6">
            <text:p>39,944<text:s/></text:p>
          </table:table-cell>
          <table:table-cell office:value-type="float" office:value="25905" table:style-name="ce6">
            <text:p>25,905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7751" table:style-name="ce6">
            <text:p>17,751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32081" table:style-name="ce6">
            <text:p>32,081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34683" table:style-name="ce6">
            <text:p>34,683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121979" table:style-name="ce6">
            <text:p>121,979<text:s/></text:p>
          </table:table-cell>
          <table:table-cell office:value-type="float" office:value="42511" table:style-name="ce6">
            <text:p>42,511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31391" table:style-name="ce6">
            <text:p>31,391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31614" table:style-name="ce6">
            <text:p>31,614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25697" table:style-name="ce6">
            <text:p>25,697<text:s/></text:p>
          </table:table-cell>
          <table:table-cell office:value-type="float" office:value="38693" table:style-name="ce6">
            <text:p>38,693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27278" table:style-name="ce6">
            <text:p>27,278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58661" table:style-name="ce6">
            <text:p>58,661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32694" table:style-name="ce6">
            <text:p>32,694<text:s/></text:p>
          </table:table-cell>
          <table:table-cell office:value-type="float" office:value="32118" table:style-name="ce6">
            <text:p>32,118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58290" table:style-name="ce6">
            <text:p>58,290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22693" table:style-name="ce6">
            <text:p>22,693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29404" table:style-name="ce6">
            <text:p>29,404<text:s/></text:p>
          </table:table-cell>
          <table:table-cell office:value-type="float" office:value="19533" table:style-name="ce6">
            <text:p>19,533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39392" table:style-name="ce6">
            <text:p>39,392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29565" table:style-name="ce6">
            <text:p>29,565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6016" table:style-name="ce6">
            <text:p>6,016<text:s/></text:p>
          </table:table-cell>
          <table:table-cell table:number-columns-repeated="16264"/>
        </table:table-row>
        <table:table-row table:style-name="ro2">
          <table:table-cell office:value-type="date" office:date-value="2023-03-10T00:00:00" table:style-name="ce5">
            <text:p>2023/3/10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46192" table:style-name="ce6">
            <text:p>46,192<text:s/></text:p>
          </table:table-cell>
          <table:table-cell office:value-type="float" office:value="46303" table:style-name="ce6">
            <text:p>46,303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17269" table:style-name="ce6">
            <text:p>17,269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35637" table:style-name="ce6">
            <text:p>35,637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27202" table:style-name="ce6">
            <text:p>27,202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36692" table:style-name="ce6">
            <text:p>36,692<text:s/></text:p>
          </table:table-cell>
          <table:table-cell office:value-type="float" office:value="26834" table:style-name="ce6">
            <text:p>26,834<text:s/></text:p>
          </table:table-cell>
          <table:table-cell office:value-type="float" office:value="26294" table:style-name="ce6">
            <text:p>26,294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156758" table:style-name="ce6">
            <text:p>156,758<text:s/></text:p>
          </table:table-cell>
          <table:table-cell office:value-type="float" office:value="49983" table:style-name="ce6">
            <text:p>49,983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31043" table:style-name="ce6">
            <text:p>31,043<text:s/></text:p>
          </table:table-cell>
          <table:table-cell office:value-type="float" office:value="31460" table:style-name="ce6">
            <text:p>31,460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24888" table:style-name="ce6">
            <text:p>24,888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32490" table:style-name="ce6">
            <text:p>32,490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34522" table:style-name="ce6">
            <text:p>34,522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23955" table:style-name="ce6">
            <text:p>23,955<text:s/></text:p>
          </table:table-cell>
          <table:table-cell office:value-type="float" office:value="28098" table:style-name="ce6">
            <text:p>28,098<text:s/></text:p>
          </table:table-cell>
          <table:table-cell office:value-type="float" office:value="44249" table:style-name="ce6">
            <text:p>44,249<text:s/></text:p>
          </table:table-cell>
          <table:table-cell office:value-type="float" office:value="39476" table:style-name="ce6">
            <text:p>39,476<text:s/></text:p>
          </table:table-cell>
          <table:table-cell office:value-type="float" office:value="28541" table:style-name="ce6">
            <text:p>28,541<text:s/></text:p>
          </table:table-cell>
          <table:table-cell office:value-type="float" office:value="31963" table:style-name="ce6">
            <text:p>31,963<text:s/></text:p>
          </table:table-cell>
          <table:table-cell office:value-type="float" office:value="69471" table:style-name="ce6">
            <text:p>69,471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35544" table:style-name="ce6">
            <text:p>35,544<text:s/></text:p>
          </table:table-cell>
          <table:table-cell office:value-type="float" office:value="37307" table:style-name="ce6">
            <text:p>37,307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66310" table:style-name="ce6">
            <text:p>66,310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32596" table:style-name="ce6">
            <text:p>32,596<text:s/></text:p>
          </table:table-cell>
          <table:table-cell office:value-type="float" office:value="21287" table:style-name="ce6">
            <text:p>21,287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41550" table:style-name="ce6">
            <text:p>41,550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26036" table:style-name="ce6">
            <text:p>26,036<text:s/></text:p>
          </table:table-cell>
          <table:table-cell office:value-type="float" office:value="26416" table:style-name="ce6">
            <text:p>26,416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31083" table:style-name="ce6">
            <text:p>31,083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6119" table:style-name="ce6">
            <text:p>6,119<text:s/></text:p>
          </table:table-cell>
          <table:table-cell table:number-columns-repeated="16264"/>
        </table:table-row>
        <table:table-row table:style-name="ro2">
          <table:table-cell office:value-type="date" office:date-value="2023-03-11T00:00:00" table:style-name="ce5">
            <text:p>2023/3/11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42875" table:style-name="ce6">
            <text:p>42,875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32587" table:style-name="ce6">
            <text:p>32,587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20773" table:style-name="ce6">
            <text:p>20,773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48942" table:style-name="ce6">
            <text:p>148,942<text:s/></text:p>
          </table:table-cell>
          <table:table-cell office:value-type="float" office:value="52890" table:style-name="ce6">
            <text:p>52,890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37319" table:style-name="ce6">
            <text:p>37,319<text:s/></text:p>
          </table:table-cell>
          <table:table-cell office:value-type="float" office:value="32433" table:style-name="ce6">
            <text:p>32,433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39490" table:style-name="ce6">
            <text:p>39,490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39133" table:style-name="ce6">
            <text:p>39,133<text:s/></text:p>
          </table:table-cell>
          <table:table-cell office:value-type="float" office:value="29094" table:style-name="ce6">
            <text:p>29,094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26917" table:style-name="ce6">
            <text:p>26,917<text:s/></text:p>
          </table:table-cell>
          <table:table-cell office:value-type="float" office:value="77186" table:style-name="ce6">
            <text:p>77,186<text:s/></text:p>
          </table:table-cell>
          <table:table-cell office:value-type="float" office:value="15730" table:style-name="ce6">
            <text:p>15,730<text:s/></text:p>
          </table:table-cell>
          <table:table-cell office:value-type="float" office:value="35228" table:style-name="ce6">
            <text:p>35,228<text:s/></text:p>
          </table:table-cell>
          <table:table-cell office:value-type="float" office:value="31602" table:style-name="ce6">
            <text:p>31,602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57444" table:style-name="ce6">
            <text:p>57,444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20261" table:style-name="ce6">
            <text:p>20,261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29965" table:style-name="ce6">
            <text:p>29,965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4282" table:style-name="ce6">
            <text:p>14,282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4130" table:style-name="ce6">
            <text:p>4,130<text:s/></text:p>
          </table:table-cell>
          <table:table-cell table:number-columns-repeated="16264"/>
        </table:table-row>
        <table:table-row table:style-name="ro2">
          <table:table-cell office:value-type="date" office:date-value="2023-03-12T00:00:00" table:style-name="ce5">
            <text:p>2023/3/12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31750" table:style-name="ce6">
            <text:p>31,750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29222" table:style-name="ce6">
            <text:p>29,222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9979" table:style-name="ce6">
            <text:p>19,979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16145" table:style-name="ce6">
            <text:p>16,145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131379" table:style-name="ce6">
            <text:p>131,379<text:s/></text:p>
          </table:table-cell>
          <table:table-cell office:value-type="float" office:value="40883" table:style-name="ce6">
            <text:p>40,883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32432" table:style-name="ce6">
            <text:p>32,432<text:s/></text:p>
          </table:table-cell>
          <table:table-cell office:value-type="float" office:value="24879" table:style-name="ce6">
            <text:p>24,879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8942" table:style-name="ce6">
            <text:p>18,942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33770" table:style-name="ce6">
            <text:p>33,770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19956" table:style-name="ce6">
            <text:p>19,956<text:s/></text:p>
          </table:table-cell>
          <table:table-cell office:value-type="float" office:value="32449" table:style-name="ce6">
            <text:p>32,449<text:s/></text:p>
          </table:table-cell>
          <table:table-cell office:value-type="float" office:value="23390" table:style-name="ce6">
            <text:p>23,390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60795" table:style-name="ce6">
            <text:p>60,795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21511" table:style-name="ce6">
            <text:p>21,511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43486" table:style-name="ce6">
            <text:p>43,486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369" table:style-name="ce6">
            <text:p>3,369<text:s/></text:p>
          </table:table-cell>
          <table:table-cell table:number-columns-repeated="16264"/>
        </table:table-row>
        <table:table-row table:style-name="ro2">
          <table:table-cell office:value-type="date" office:date-value="2023-03-13T00:00:00" table:style-name="ce5">
            <text:p>2023/3/13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41711" table:style-name="ce6">
            <text:p>41,711<text:s/></text:p>
          </table:table-cell>
          <table:table-cell office:value-type="float" office:value="36326" table:style-name="ce6">
            <text:p>36,326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26161" table:style-name="ce6">
            <text:p>26,161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29893" table:style-name="ce6">
            <text:p>29,893<text:s/></text:p>
          </table:table-cell>
          <table:table-cell office:value-type="float" office:value="23310" table:style-name="ce6">
            <text:p>23,310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33527" table:style-name="ce6">
            <text:p>33,527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115780" table:style-name="ce6">
            <text:p>115,780<text:s/></text:p>
          </table:table-cell>
          <table:table-cell office:value-type="float" office:value="38717" table:style-name="ce6">
            <text:p>38,717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26028" table:style-name="ce6">
            <text:p>26,028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30758" table:style-name="ce6">
            <text:p>30,758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36941" table:style-name="ce6">
            <text:p>36,941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55040" table:style-name="ce6">
            <text:p>55,040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31105" table:style-name="ce6">
            <text:p>31,105<text:s/></text:p>
          </table:table-cell>
          <table:table-cell office:value-type="float" office:value="29520" table:style-name="ce6">
            <text:p>29,520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54923" table:style-name="ce6">
            <text:p>54,923<text:s/></text:p>
          </table:table-cell>
          <table:table-cell office:value-type="float" office:value="19199" table:style-name="ce6">
            <text:p>19,199<text:s/></text:p>
          </table:table-cell>
          <table:table-cell office:value-type="float" office:value="15356" table:style-name="ce6">
            <text:p>15,356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18978" table:style-name="ce6">
            <text:p>18,978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37955" table:style-name="ce6">
            <text:p>37,955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5750" table:style-name="ce6">
            <text:p>5,750<text:s/></text:p>
          </table:table-cell>
          <table:table-cell table:number-columns-repeated="16264"/>
        </table:table-row>
        <table:table-row table:style-name="ro2">
          <table:table-cell office:value-type="date" office:date-value="2023-03-14T00:00:00" table:style-name="ce5">
            <text:p>2023/3/14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43868" table:style-name="ce6">
            <text:p>43,868<text:s/></text:p>
          </table:table-cell>
          <table:table-cell office:value-type="float" office:value="38503" table:style-name="ce6">
            <text:p>38,503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32204" table:style-name="ce6">
            <text:p>32,204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34589" table:style-name="ce6">
            <text:p>34,589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24126" table:style-name="ce6">
            <text:p>24,126<text:s/></text:p>
          </table:table-cell>
          <table:table-cell office:value-type="float" office:value="116154" table:style-name="ce6">
            <text:p>116,154<text:s/></text:p>
          </table:table-cell>
          <table:table-cell office:value-type="float" office:value="41170" table:style-name="ce6">
            <text:p>41,170<text:s/></text:p>
          </table:table-cell>
          <table:table-cell office:value-type="float" office:value="21439" table:style-name="ce6">
            <text:p>21,439<text:s/></text:p>
          </table:table-cell>
          <table:table-cell office:value-type="float" office:value="23174" table:style-name="ce6">
            <text:p>23,174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27990" table:style-name="ce6">
            <text:p>27,990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31438" table:style-name="ce6">
            <text:p>31,438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9985" table:style-name="ce6">
            <text:p>19,985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31635" table:style-name="ce6">
            <text:p>31,635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25841" table:style-name="ce6">
            <text:p>25,841<text:s/></text:p>
          </table:table-cell>
          <table:table-cell office:value-type="float" office:value="37854" table:style-name="ce6">
            <text:p>37,854<text:s/></text:p>
          </table:table-cell>
          <table:table-cell office:value-type="float" office:value="37347" table:style-name="ce6">
            <text:p>37,347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56482" table:style-name="ce6">
            <text:p>56,482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31623" table:style-name="ce6">
            <text:p>31,623<text:s/></text:p>
          </table:table-cell>
          <table:table-cell office:value-type="float" office:value="31622" table:style-name="ce6">
            <text:p>31,62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56879" table:style-name="ce6">
            <text:p>56,879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39064" table:style-name="ce6">
            <text:p>39,064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3989" table:style-name="ce6">
            <text:p>23,989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24006" table:style-name="ce6">
            <text:p>24,006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5619" table:style-name="ce6">
            <text:p>5,619<text:s/></text:p>
          </table:table-cell>
          <table:table-cell table:number-columns-repeated="16264"/>
        </table:table-row>
        <table:table-row table:style-name="ro2">
          <table:table-cell office:value-type="date" office:date-value="2023-03-15T00:00:00" table:style-name="ce5">
            <text:p>2023/3/15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43768" table:style-name="ce6">
            <text:p>43,768<text:s/></text:p>
          </table:table-cell>
          <table:table-cell office:value-type="float" office:value="38939" table:style-name="ce6">
            <text:p>38,939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32176" table:style-name="ce6">
            <text:p>32,176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35206" table:style-name="ce6">
            <text:p>35,206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120135" table:style-name="ce6">
            <text:p>120,135<text:s/></text:p>
          </table:table-cell>
          <table:table-cell office:value-type="float" office:value="42114" table:style-name="ce6">
            <text:p>42,114<text:s/></text:p>
          </table:table-cell>
          <table:table-cell office:value-type="float" office:value="21449" table:style-name="ce6">
            <text:p>21,449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8857" table:style-name="ce6">
            <text:p>28,857<text:s/></text:p>
          </table:table-cell>
          <table:table-cell office:value-type="float" office:value="29064" table:style-name="ce6">
            <text:p>29,064<text:s/></text:p>
          </table:table-cell>
          <table:table-cell office:value-type="float" office:value="28744" table:style-name="ce6">
            <text:p>28,744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32665" table:style-name="ce6">
            <text:p>32,665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20417" table:style-name="ce6">
            <text:p>20,417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32600" table:style-name="ce6">
            <text:p>32,600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38542" table:style-name="ce6">
            <text:p>38,542<text:s/></text:p>
          </table:table-cell>
          <table:table-cell office:value-type="float" office:value="38264" table:style-name="ce6">
            <text:p>38,264<text:s/></text:p>
          </table:table-cell>
          <table:table-cell office:value-type="float" office:value="27778" table:style-name="ce6">
            <text:p>27,778<text:s/></text:p>
          </table:table-cell>
          <table:table-cell office:value-type="float" office:value="26254" table:style-name="ce6">
            <text:p>26,254<text:s/></text:p>
          </table:table-cell>
          <table:table-cell office:value-type="float" office:value="57996" table:style-name="ce6">
            <text:p>57,996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32318" table:style-name="ce6">
            <text:p>32,318<text:s/></text:p>
          </table:table-cell>
          <table:table-cell office:value-type="float" office:value="32459" table:style-name="ce6">
            <text:p>32,459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57591" table:style-name="ce6">
            <text:p>57,591<text:s/></text:p>
          </table:table-cell>
          <table:table-cell office:value-type="float" office:value="20785" table:style-name="ce6">
            <text:p>20,785<text:s/></text:p>
          </table:table-cell>
          <table:table-cell office:value-type="float" office:value="15869" table:style-name="ce6">
            <text:p>15,869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20075" table:style-name="ce6">
            <text:p>20,075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39053" table:style-name="ce6">
            <text:p>39,053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24475" table:style-name="ce6">
            <text:p>24,475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29917" table:style-name="ce6">
            <text:p>29,917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802" table:style-name="ce6">
            <text:p>5,802<text:s/></text:p>
          </table:table-cell>
          <table:table-cell table:number-columns-repeated="16264"/>
        </table:table-row>
        <table:table-row table:style-name="ro2">
          <table:table-cell office:value-type="date" office:date-value="2023-03-16T00:00:00" table:style-name="ce5">
            <text:p>2023/3/16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43581" table:style-name="ce6">
            <text:p>43,581<text:s/></text:p>
          </table:table-cell>
          <table:table-cell office:value-type="float" office:value="39061" table:style-name="ce6">
            <text:p>39,061<text:s/></text:p>
          </table:table-cell>
          <table:table-cell office:value-type="float" office:value="25946" table:style-name="ce6">
            <text:p>25,946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24152" table:style-name="ce6">
            <text:p>24,152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25678" table:style-name="ce6">
            <text:p>25,678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32006" table:style-name="ce6">
            <text:p>32,006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34812" table:style-name="ce6">
            <text:p>34,812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25206" table:style-name="ce6">
            <text:p>25,206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20889" table:style-name="ce6">
            <text:p>120,889<text:s/></text:p>
          </table:table-cell>
          <table:table-cell office:value-type="float" office:value="41936" table:style-name="ce6">
            <text:p>41,936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28154" table:style-name="ce6">
            <text:p>28,154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28809" table:style-name="ce6">
            <text:p>28,809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31525" table:style-name="ce6">
            <text:p>31,525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32956" table:style-name="ce6">
            <text:p>32,956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3545" table:style-name="ce6">
            <text:p>23,545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38489" table:style-name="ce6">
            <text:p>38,489<text:s/></text:p>
          </table:table-cell>
          <table:table-cell office:value-type="float" office:value="37501" table:style-name="ce6">
            <text:p>37,501<text:s/></text:p>
          </table:table-cell>
          <table:table-cell office:value-type="float" office:value="27717" table:style-name="ce6">
            <text:p>27,717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58504" table:style-name="ce6">
            <text:p>58,504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32521" table:style-name="ce6">
            <text:p>32,521<text:s/></text:p>
          </table:table-cell>
          <table:table-cell office:value-type="float" office:value="31904" table:style-name="ce6">
            <text:p>31,904<text:s/></text:p>
          </table:table-cell>
          <table:table-cell office:value-type="float" office:value="20747" table:style-name="ce6">
            <text:p>20,747<text:s/></text:p>
          </table:table-cell>
          <table:table-cell office:value-type="float" office:value="57957" table:style-name="ce6">
            <text:p>57,957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19830" table:style-name="ce6">
            <text:p>19,830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39390" table:style-name="ce6">
            <text:p>39,390<text:s/></text:p>
          </table:table-cell>
          <table:table-cell office:value-type="float" office:value="22810" table:style-name="ce6">
            <text:p>22,810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29184" table:style-name="ce6">
            <text:p>29,184<text:s/></text:p>
          </table:table-cell>
          <table:table-cell office:value-type="float" office:value="24292" table:style-name="ce6">
            <text:p>24,292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5823" table:style-name="ce6">
            <text:p>5,823<text:s/></text:p>
          </table:table-cell>
          <table:table-cell table:number-columns-repeated="16264"/>
        </table:table-row>
        <table:table-row table:style-name="ro2">
          <table:table-cell office:value-type="date" office:date-value="2023-03-17T00:00:00" table:style-name="ce5">
            <text:p>2023/3/17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46352" table:style-name="ce6">
            <text:p>46,352<text:s/></text:p>
          </table:table-cell>
          <table:table-cell office:value-type="float" office:value="45656" table:style-name="ce6">
            <text:p>45,656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27524" table:style-name="ce6">
            <text:p>27,524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27898" table:style-name="ce6">
            <text:p>27,898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33244" table:style-name="ce6">
            <text:p>33,244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6121" table:style-name="ce6">
            <text:p>36,121<text:s/></text:p>
          </table:table-cell>
          <table:table-cell office:value-type="float" office:value="26626" table:style-name="ce6">
            <text:p>26,626<text:s/></text:p>
          </table:table-cell>
          <table:table-cell office:value-type="float" office:value="25727" table:style-name="ce6">
            <text:p>25,727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157993" table:style-name="ce6">
            <text:p>157,993<text:s/></text:p>
          </table:table-cell>
          <table:table-cell office:value-type="float" office:value="49929" table:style-name="ce6">
            <text:p>49,929<text:s/></text:p>
          </table:table-cell>
          <table:table-cell office:value-type="float" office:value="23243" table:style-name="ce6">
            <text:p>23,243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30557" table:style-name="ce6">
            <text:p>30,557<text:s/></text:p>
          </table:table-cell>
          <table:table-cell office:value-type="float" office:value="31042" table:style-name="ce6">
            <text:p>31,042<text:s/></text:p>
          </table:table-cell>
          <table:table-cell office:value-type="float" office:value="29797" table:style-name="ce6">
            <text:p>29,797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31955" table:style-name="ce6">
            <text:p>31,955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34386" table:style-name="ce6">
            <text:p>34,386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23803" table:style-name="ce6">
            <text:p>23,803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7622" table:style-name="ce6">
            <text:p>27,622<text:s/></text:p>
          </table:table-cell>
          <table:table-cell office:value-type="float" office:value="43926" table:style-name="ce6">
            <text:p>43,926<text:s/></text:p>
          </table:table-cell>
          <table:table-cell office:value-type="float" office:value="38696" table:style-name="ce6">
            <text:p>38,696<text:s/></text:p>
          </table:table-cell>
          <table:table-cell office:value-type="float" office:value="28091" table:style-name="ce6">
            <text:p>28,091<text:s/></text:p>
          </table:table-cell>
          <table:table-cell office:value-type="float" office:value="27918" table:style-name="ce6">
            <text:p>27,918<text:s/></text:p>
          </table:table-cell>
          <table:table-cell office:value-type="float" office:value="68025" table:style-name="ce6">
            <text:p>68,025<text:s/></text:p>
          </table:table-cell>
          <table:table-cell office:value-type="float" office:value="25459" table:style-name="ce6">
            <text:p>25,459<text:s/></text:p>
          </table:table-cell>
          <table:table-cell office:value-type="float" office:value="34831" table:style-name="ce6">
            <text:p>34,831<text:s/></text:p>
          </table:table-cell>
          <table:table-cell office:value-type="float" office:value="36621" table:style-name="ce6">
            <text:p>36,621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66300" table:style-name="ce6">
            <text:p>66,300<text:s/></text:p>
          </table:table-cell>
          <table:table-cell office:value-type="float" office:value="21478" table:style-name="ce6">
            <text:p>21,478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30336" table:style-name="ce6">
            <text:p>30,336<text:s/></text:p>
          </table:table-cell>
          <table:table-cell office:value-type="float" office:value="21490" table:style-name="ce6">
            <text:p>21,490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40899" table:style-name="ce6">
            <text:p>40,899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31029" table:style-name="ce6">
            <text:p>31,029<text:s/></text:p>
          </table:table-cell>
          <table:table-cell office:value-type="float" office:value="26265" table:style-name="ce6">
            <text:p>26,265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6291" table:style-name="ce6">
            <text:p>6,291<text:s/></text:p>
          </table:table-cell>
          <table:table-cell table:number-columns-repeated="16264"/>
        </table:table-row>
        <table:table-row table:style-name="ro2">
          <table:table-cell office:value-type="date" office:date-value="2023-03-18T00:00:00" table:style-name="ce5">
            <text:p>2023/3/18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42473" table:style-name="ce6">
            <text:p>42,473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25927" table:style-name="ce6">
            <text:p>25,927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28748" table:style-name="ce6">
            <text:p>28,748<text:s/></text:p>
          </table:table-cell>
          <table:table-cell office:value-type="float" office:value="19949" table:style-name="ce6">
            <text:p>19,949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6165" table:style-name="ce6">
            <text:p>16,165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146023" table:style-name="ce6">
            <text:p>146,023<text:s/></text:p>
          </table:table-cell>
          <table:table-cell office:value-type="float" office:value="52347" table:style-name="ce6">
            <text:p>52,347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31750" table:style-name="ce6">
            <text:p>31,750<text:s/></text:p>
          </table:table-cell>
          <table:table-cell office:value-type="float" office:value="29597" table:style-name="ce6">
            <text:p>29,597<text:s/></text:p>
          </table:table-cell>
          <table:table-cell office:value-type="float" office:value="26842" table:style-name="ce6">
            <text:p>26,842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34032" table:style-name="ce6">
            <text:p>34,032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6838" table:style-name="ce6">
            <text:p>16,838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37836" table:style-name="ce6">
            <text:p>37,836<text:s/></text:p>
          </table:table-cell>
          <table:table-cell office:value-type="float" office:value="27961" table:style-name="ce6">
            <text:p>27,961<text:s/></text:p>
          </table:table-cell>
          <table:table-cell office:value-type="float" office:value="21476" table:style-name="ce6">
            <text:p>21,476<text:s/></text:p>
          </table:table-cell>
          <table:table-cell office:value-type="float" office:value="27469" table:style-name="ce6">
            <text:p>27,469<text:s/></text:p>
          </table:table-cell>
          <table:table-cell office:value-type="float" office:value="71601" table:style-name="ce6">
            <text:p>71,601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33092" table:style-name="ce6">
            <text:p>33,092<text:s/></text:p>
          </table:table-cell>
          <table:table-cell office:value-type="float" office:value="30580" table:style-name="ce6">
            <text:p>30,580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51460" table:style-name="ce6">
            <text:p>51,460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26836" table:style-name="ce6">
            <text:p>26,836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9541" table:style-name="ce6">
            <text:p>19,541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18330" table:style-name="ce6">
            <text:p>18,330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841" table:style-name="ce6">
            <text:p>3,841<text:s/></text:p>
          </table:table-cell>
          <table:table-cell table:number-columns-repeated="16264"/>
        </table:table-row>
        <table:table-row table:style-name="ro2">
          <table:table-cell office:value-type="date" office:date-value="2023-03-19T00:00:00" table:style-name="ce5">
            <text:p>2023/3/19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31435" table:style-name="ce6">
            <text:p>31,435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9658" table:style-name="ce6">
            <text:p>19,658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23556" table:style-name="ce6">
            <text:p>23,556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31005" table:style-name="ce6">
            <text:p>131,005<text:s/></text:p>
          </table:table-cell>
          <table:table-cell office:value-type="float" office:value="40178" table:style-name="ce6">
            <text:p>40,178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33779" table:style-name="ce6">
            <text:p>33,779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31358" table:style-name="ce6">
            <text:p>31,358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57248" table:style-name="ce6">
            <text:p>57,248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0874" table:style-name="ce6">
            <text:p>20,874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41509" table:style-name="ce6">
            <text:p>41,509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5088" table:style-name="ce6">
            <text:p>15,088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551" table:style-name="ce6">
            <text:p>3,551<text:s/></text:p>
          </table:table-cell>
          <table:table-cell table:number-columns-repeated="16264"/>
        </table:table-row>
        <table:table-row table:style-name="ro2">
          <table:table-cell office:value-type="date" office:date-value="2023-03-20T00:00:00" table:style-name="ce5">
            <text:p>2023/3/20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41459" table:style-name="ce6">
            <text:p>41,459<text:s/></text:p>
          </table:table-cell>
          <table:table-cell office:value-type="float" office:value="35754" table:style-name="ce6">
            <text:p>35,754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24512" table:style-name="ce6">
            <text:p>24,512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33331" table:style-name="ce6">
            <text:p>33,331<text:s/></text:p>
          </table:table-cell>
          <table:table-cell office:value-type="float" office:value="24420" table:style-name="ce6">
            <text:p>24,420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8993" table:style-name="ce6">
            <text:p>18,993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115745" table:style-name="ce6">
            <text:p>115,745<text:s/></text:p>
          </table:table-cell>
          <table:table-cell office:value-type="float" office:value="38536" table:style-name="ce6">
            <text:p>38,536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21961" table:style-name="ce6">
            <text:p>21,961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31006" table:style-name="ce6">
            <text:p>31,006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9178" table:style-name="ce6">
            <text:p>19,178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32360" table:style-name="ce6">
            <text:p>32,360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12626" table:style-name="ce6">
            <text:p>12,626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36964" table:style-name="ce6">
            <text:p>36,964<text:s/></text:p>
          </table:table-cell>
          <table:table-cell office:value-type="float" office:value="36182" table:style-name="ce6">
            <text:p>36,182<text:s/></text:p>
          </table:table-cell>
          <table:table-cell office:value-type="float" office:value="25983" table:style-name="ce6">
            <text:p>25,983<text:s/></text:p>
          </table:table-cell>
          <table:table-cell office:value-type="float" office:value="24972" table:style-name="ce6">
            <text:p>24,972<text:s/></text:p>
          </table:table-cell>
          <table:table-cell office:value-type="float" office:value="54153" table:style-name="ce6">
            <text:p>54,153<text:s/></text:p>
          </table:table-cell>
          <table:table-cell office:value-type="float" office:value="22191" table:style-name="ce6">
            <text:p>22,191<text:s/></text:p>
          </table:table-cell>
          <table:table-cell office:value-type="float" office:value="30678" table:style-name="ce6">
            <text:p>30,678<text:s/></text:p>
          </table:table-cell>
          <table:table-cell office:value-type="float" office:value="29343" table:style-name="ce6">
            <text:p>29,343<text:s/></text:p>
          </table:table-cell>
          <table:table-cell office:value-type="float" office:value="18815" table:style-name="ce6">
            <text:p>18,815<text:s/></text:p>
          </table:table-cell>
          <table:table-cell office:value-type="float" office:value="54304" table:style-name="ce6">
            <text:p>54,304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8661" table:style-name="ce6">
            <text:p>18,661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26409" table:style-name="ce6">
            <text:p>26,409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37539" table:style-name="ce6">
            <text:p>37,539<text:s/></text:p>
          </table:table-cell>
          <table:table-cell office:value-type="float" office:value="20961" table:style-name="ce6">
            <text:p>20,961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28311" table:style-name="ce6">
            <text:p>28,311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5728" table:style-name="ce6">
            <text:p>5,728<text:s/></text:p>
          </table:table-cell>
          <table:table-cell table:number-columns-repeated="16264"/>
        </table:table-row>
        <table:table-row table:style-name="ro2">
          <table:table-cell office:value-type="date" office:date-value="2023-03-21T00:00:00" table:style-name="ce5">
            <text:p>2023/3/21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42996" table:style-name="ce6">
            <text:p>42,996<text:s/></text:p>
          </table:table-cell>
          <table:table-cell office:value-type="float" office:value="39130" table:style-name="ce6">
            <text:p>39,130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28712" table:style-name="ce6">
            <text:p>28,712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6741" table:style-name="ce6">
            <text:p>16,741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34312" table:style-name="ce6">
            <text:p>34,312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114570" table:style-name="ce6">
            <text:p>114,570<text:s/></text:p>
          </table:table-cell>
          <table:table-cell office:value-type="float" office:value="39835" table:style-name="ce6">
            <text:p>39,835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27478" table:style-name="ce6">
            <text:p>27,478<text:s/></text:p>
          </table:table-cell>
          <table:table-cell office:value-type="float" office:value="28511" table:style-name="ce6">
            <text:p>28,511<text:s/></text:p>
          </table:table-cell>
          <table:table-cell office:value-type="float" office:value="27961" table:style-name="ce6">
            <text:p>27,961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31089" table:style-name="ce6">
            <text:p>31,089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25790" table:style-name="ce6">
            <text:p>25,790<text:s/></text:p>
          </table:table-cell>
          <table:table-cell office:value-type="float" office:value="38070" table:style-name="ce6">
            <text:p>38,070<text:s/></text:p>
          </table:table-cell>
          <table:table-cell office:value-type="float" office:value="37336" table:style-name="ce6">
            <text:p>37,336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55890" table:style-name="ce6">
            <text:p>55,890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31285" table:style-name="ce6">
            <text:p>31,285<text:s/></text:p>
          </table:table-cell>
          <table:table-cell office:value-type="float" office:value="31363" table:style-name="ce6">
            <text:p>31,363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56427" table:style-name="ce6">
            <text:p>56,427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38724" table:style-name="ce6">
            <text:p>38,724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13971" table:style-name="ce6">
            <text:p>13,971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29086" table:style-name="ce6">
            <text:p>29,086<text:s/></text:p>
          </table:table-cell>
          <table:table-cell office:value-type="float" office:value="24389" table:style-name="ce6">
            <text:p>24,389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5717" table:style-name="ce6">
            <text:p>5,717<text:s/></text:p>
          </table:table-cell>
          <table:table-cell table:number-columns-repeated="16264"/>
        </table:table-row>
        <table:table-row table:style-name="ro2">
          <table:table-cell office:value-type="date" office:date-value="2023-03-22T00:00:00" table:style-name="ce5">
            <text:p>2023/3/22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43431" table:style-name="ce6">
            <text:p>43,431<text:s/></text:p>
          </table:table-cell>
          <table:table-cell office:value-type="float" office:value="39682" table:style-name="ce6">
            <text:p>39,682<text:s/></text:p>
          </table:table-cell>
          <table:table-cell office:value-type="float" office:value="25673" table:style-name="ce6">
            <text:p>25,673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35919" table:style-name="ce6">
            <text:p>35,919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25691" table:style-name="ce6">
            <text:p>25,691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31970" table:style-name="ce6">
            <text:p>31,970<text:s/></text:p>
          </table:table-cell>
          <table:table-cell office:value-type="float" office:value="25220" table:style-name="ce6">
            <text:p>25,220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34472" table:style-name="ce6">
            <text:p>34,472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25134" table:style-name="ce6">
            <text:p>25,134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116474" table:style-name="ce6">
            <text:p>116,474<text:s/></text:p>
          </table:table-cell>
          <table:table-cell office:value-type="float" office:value="41254" table:style-name="ce6">
            <text:p>41,254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23099" table:style-name="ce6">
            <text:p>23,099<text:s/></text:p>
          </table:table-cell>
          <table:table-cell office:value-type="float" office:value="27228" table:style-name="ce6">
            <text:p>27,228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27842" table:style-name="ce6">
            <text:p>27,842<text:s/></text:p>
          </table:table-cell>
          <table:table-cell office:value-type="float" office:value="22841" table:style-name="ce6">
            <text:p>22,841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31407" table:style-name="ce6">
            <text:p>31,407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3905" table:style-name="ce6">
            <text:p>13,905<text:s/></text:p>
          </table:table-cell>
          <table:table-cell office:value-type="float" office:value="33048" table:style-name="ce6">
            <text:p>33,048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25149" table:style-name="ce6">
            <text:p>25,149<text:s/></text:p>
          </table:table-cell>
          <table:table-cell office:value-type="float" office:value="38051" table:style-name="ce6">
            <text:p>38,051<text:s/></text:p>
          </table:table-cell>
          <table:table-cell office:value-type="float" office:value="37738" table:style-name="ce6">
            <text:p>37,738<text:s/></text:p>
          </table:table-cell>
          <table:table-cell office:value-type="float" office:value="27512" table:style-name="ce6">
            <text:p>27,512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57651" table:style-name="ce6">
            <text:p>57,651<text:s/></text:p>
          </table:table-cell>
          <table:table-cell office:value-type="float" office:value="24893" table:style-name="ce6">
            <text:p>24,893<text:s/></text:p>
          </table:table-cell>
          <table:table-cell office:value-type="float" office:value="31496" table:style-name="ce6">
            <text:p>31,496<text:s/></text:p>
          </table:table-cell>
          <table:table-cell office:value-type="float" office:value="32261" table:style-name="ce6">
            <text:p>32,261<text:s/></text:p>
          </table:table-cell>
          <table:table-cell office:value-type="float" office:value="20024" table:style-name="ce6">
            <text:p>20,024<text:s/></text:p>
          </table:table-cell>
          <table:table-cell office:value-type="float" office:value="57800" table:style-name="ce6">
            <text:p>57,800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5722" table:style-name="ce6">
            <text:p>15,722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21875" table:style-name="ce6">
            <text:p>21,875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39488" table:style-name="ce6">
            <text:p>39,488<text:s/></text:p>
          </table:table-cell>
          <table:table-cell office:value-type="float" office:value="22359" table:style-name="ce6">
            <text:p>22,359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24129" table:style-name="ce6">
            <text:p>24,129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29170" table:style-name="ce6">
            <text:p>29,170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5689" table:style-name="ce6">
            <text:p>5,689<text:s/></text:p>
          </table:table-cell>
          <table:table-cell table:number-columns-repeated="16264"/>
        </table:table-row>
        <table:table-row table:style-name="ro2">
          <table:table-cell office:value-type="date" office:date-value="2023-03-23T00:00:00" table:style-name="ce5">
            <text:p>2023/3/23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43749" table:style-name="ce6">
            <text:p>43,749<text:s/></text:p>
          </table:table-cell>
          <table:table-cell office:value-type="float" office:value="40335" table:style-name="ce6">
            <text:p>40,335<text:s/></text:p>
          </table:table-cell>
          <table:table-cell office:value-type="float" office:value="25793" table:style-name="ce6">
            <text:p>25,793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8230" table:style-name="ce6">
            <text:p>18,230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37766" table:style-name="ce6">
            <text:p>37,76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5300" table:style-name="ce6">
            <text:p>15,300<text:s/></text:p>
          </table:table-cell>
          <table:table-cell office:value-type="float" office:value="23691" table:style-name="ce6">
            <text:p>23,691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25329" table:style-name="ce6">
            <text:p>25,329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31532" table:style-name="ce6">
            <text:p>31,532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34454" table:style-name="ce6">
            <text:p>34,454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119050" table:style-name="ce6">
            <text:p>119,050<text:s/></text:p>
          </table:table-cell>
          <table:table-cell office:value-type="float" office:value="42065" table:style-name="ce6">
            <text:p>42,065<text:s/></text:p>
          </table:table-cell>
          <table:table-cell office:value-type="float" office:value="21142" table:style-name="ce6">
            <text:p>21,142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27259" table:style-name="ce6">
            <text:p>27,259<text:s/></text:p>
          </table:table-cell>
          <table:table-cell office:value-type="float" office:value="29407" table:style-name="ce6">
            <text:p>29,407<text:s/></text:p>
          </table:table-cell>
          <table:table-cell office:value-type="float" office:value="27976" table:style-name="ce6">
            <text:p>27,976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0932" table:style-name="ce6">
            <text:p>30,932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33082" table:style-name="ce6">
            <text:p>33,082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38192" table:style-name="ce6">
            <text:p>38,192<text:s/></text:p>
          </table:table-cell>
          <table:table-cell office:value-type="float" office:value="37635" table:style-name="ce6">
            <text:p>37,635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57703" table:style-name="ce6">
            <text:p>57,703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33208" table:style-name="ce6">
            <text:p>33,208<text:s/></text:p>
          </table:table-cell>
          <table:table-cell office:value-type="float" office:value="32578" table:style-name="ce6">
            <text:p>32,578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59135" table:style-name="ce6">
            <text:p>59,135<text:s/></text:p>
          </table:table-cell>
          <table:table-cell office:value-type="float" office:value="20009" table:style-name="ce6">
            <text:p>20,009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28095" table:style-name="ce6">
            <text:p>28,095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39537" table:style-name="ce6">
            <text:p>39,537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24063" table:style-name="ce6">
            <text:p>24,063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24414" table:style-name="ce6">
            <text:p>24,414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5881" table:style-name="ce6">
            <text:p>5,881<text:s/></text:p>
          </table:table-cell>
          <table:table-cell table:number-columns-repeated="16264"/>
        </table:table-row>
        <table:table-row table:style-name="ro2">
          <table:table-cell office:value-type="date" office:date-value="2023-03-24T00:00:00" table:style-name="ce5">
            <text:p>2023/3/24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46026" table:style-name="ce6">
            <text:p>46,026<text:s/></text:p>
          </table:table-cell>
          <table:table-cell office:value-type="float" office:value="45784" table:style-name="ce6">
            <text:p>45,784<text:s/></text:p>
          </table:table-cell>
          <table:table-cell office:value-type="float" office:value="26629" table:style-name="ce6">
            <text:p>26,629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37051" table:style-name="ce6">
            <text:p>37,051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16829" table:style-name="ce6">
            <text:p>16,829<text:s/></text:p>
          </table:table-cell>
          <table:table-cell office:value-type="float" office:value="32817" table:style-name="ce6">
            <text:p>32,817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35689" table:style-name="ce6">
            <text:p>35,689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136644" table:style-name="ce6">
            <text:p>136,644<text:s/></text:p>
          </table:table-cell>
          <table:table-cell office:value-type="float" office:value="47477" table:style-name="ce6">
            <text:p>47,477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23824" table:style-name="ce6">
            <text:p>23,824<text:s/></text:p>
          </table:table-cell>
          <table:table-cell office:value-type="float" office:value="29740" table:style-name="ce6">
            <text:p>29,740<text:s/></text:p>
          </table:table-cell>
          <table:table-cell office:value-type="float" office:value="29654" table:style-name="ce6">
            <text:p>29,654<text:s/></text:p>
          </table:table-cell>
          <table:table-cell office:value-type="float" office:value="28461" table:style-name="ce6">
            <text:p>28,461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31848" table:style-name="ce6">
            <text:p>31,848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33592" table:style-name="ce6">
            <text:p>33,592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41618" table:style-name="ce6">
            <text:p>41,618<text:s/></text:p>
          </table:table-cell>
          <table:table-cell office:value-type="float" office:value="38391" table:style-name="ce6">
            <text:p>38,391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26719" table:style-name="ce6">
            <text:p>26,719<text:s/></text:p>
          </table:table-cell>
          <table:table-cell office:value-type="float" office:value="65871" table:style-name="ce6">
            <text:p>65,871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34874" table:style-name="ce6">
            <text:p>34,874<text:s/></text:p>
          </table:table-cell>
          <table:table-cell office:value-type="float" office:value="35956" table:style-name="ce6">
            <text:p>35,956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64328" table:style-name="ce6">
            <text:p>64,328<text:s/></text:p>
          </table:table-cell>
          <table:table-cell office:value-type="float" office:value="21127" table:style-name="ce6">
            <text:p>21,127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4542" table:style-name="ce6">
            <text:p>14,542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40833" table:style-name="ce6">
            <text:p>40,833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25398" table:style-name="ce6">
            <text:p>25,398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8294" table:style-name="ce6">
            <text:p>18,294<text:s/></text:p>
          </table:table-cell>
          <table:table-cell office:value-type="float" office:value="29788" table:style-name="ce6">
            <text:p>29,788<text:s/></text:p>
          </table:table-cell>
          <table:table-cell office:value-type="float" office:value="25781" table:style-name="ce6">
            <text:p>25,781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6026" table:style-name="ce6">
            <text:p>6,026<text:s/></text:p>
          </table:table-cell>
          <table:table-cell table:number-columns-repeated="16264"/>
        </table:table-row>
        <table:table-row table:style-name="ro2">
          <table:table-cell office:value-type="date" office:date-value="2023-03-25T00:00:00" table:style-name="ce5">
            <text:p>2023/3/25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38457" table:style-name="ce6">
            <text:p>38,457<text:s/></text:p>
          </table:table-cell>
          <table:table-cell office:value-type="float" office:value="47046" table:style-name="ce6">
            <text:p>47,046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27752" table:style-name="ce6">
            <text:p>27,752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20394" table:style-name="ce6">
            <text:p>20,394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26024" table:style-name="ce6">
            <text:p>26,024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24667" table:style-name="ce6">
            <text:p>24,667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33103" table:style-name="ce6">
            <text:p>33,103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40015" table:style-name="ce6">
            <text:p>140,015<text:s/></text:p>
          </table:table-cell>
          <table:table-cell office:value-type="float" office:value="52460" table:style-name="ce6">
            <text:p>52,460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21046" table:style-name="ce6">
            <text:p>21,046<text:s/></text:p>
          </table:table-cell>
          <table:table-cell office:value-type="float" office:value="34437" table:style-name="ce6">
            <text:p>34,437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32123" table:style-name="ce6">
            <text:p>32,123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21225" table:style-name="ce6">
            <text:p>21,225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42363" table:style-name="ce6">
            <text:p>42,363<text:s/></text:p>
          </table:table-cell>
          <table:table-cell office:value-type="float" office:value="33200" table:style-name="ce6">
            <text:p>33,200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27187" table:style-name="ce6">
            <text:p>27,187<text:s/></text:p>
          </table:table-cell>
          <table:table-cell office:value-type="float" office:value="71323" table:style-name="ce6">
            <text:p>71,323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33958" table:style-name="ce6">
            <text:p>33,958<text:s/></text:p>
          </table:table-cell>
          <table:table-cell office:value-type="float" office:value="35836" table:style-name="ce6">
            <text:p>35,836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64961" table:style-name="ce6">
            <text:p>64,961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30078" table:style-name="ce6">
            <text:p>30,078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34547" table:style-name="ce6">
            <text:p>34,547<text:s/></text:p>
          </table:table-cell>
          <table:table-cell office:value-type="float" office:value="25181" table:style-name="ce6">
            <text:p>25,181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25390" table:style-name="ce6">
            <text:p>25,390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4944" table:style-name="ce6">
            <text:p>4,944<text:s/></text:p>
          </table:table-cell>
          <table:table-cell table:number-columns-repeated="16264"/>
        </table:table-row>
        <table:table-row table:style-name="ro2">
          <table:table-cell office:value-type="date" office:date-value="2023-03-26T00:00:00" table:style-name="ce5">
            <text:p>2023/3/26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32788" table:style-name="ce6">
            <text:p>32,78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114328" table:style-name="ce6">
            <text:p>114,328<text:s/></text:p>
          </table:table-cell>
          <table:table-cell office:value-type="float" office:value="40060" table:style-name="ce6">
            <text:p>40,060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28096" table:style-name="ce6">
            <text:p>28,096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32098" table:style-name="ce6">
            <text:p>32,098<text:s/></text:p>
          </table:table-cell>
          <table:table-cell office:value-type="float" office:value="22335" table:style-name="ce6">
            <text:p>22,335<text:s/></text:p>
          </table:table-cell>
          <table:table-cell office:value-type="float" office:value="16643" table:style-name="ce6">
            <text:p>16,643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57909" table:style-name="ce6">
            <text:p>57,909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41557" table:style-name="ce6">
            <text:p>41,557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4528" table:style-name="ce6">
            <text:p>14,528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5124" table:style-name="ce6">
            <text:p>15,124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3366" table:style-name="ce6">
            <text:p>3,366<text:s/></text:p>
          </table:table-cell>
          <table:table-cell table:number-columns-repeated="16264"/>
        </table:table-row>
        <table:table-row table:style-name="ro2">
          <table:table-cell office:value-type="date" office:date-value="2023-03-27T00:00:00" table:style-name="ce5">
            <text:p>2023/3/27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42357" table:style-name="ce6">
            <text:p>42,357<text:s/></text:p>
          </table:table-cell>
          <table:table-cell office:value-type="float" office:value="37988" table:style-name="ce6">
            <text:p>37,988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30216" table:style-name="ce6">
            <text:p>30,216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34136" table:style-name="ce6">
            <text:p>34,136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22652" table:style-name="ce6">
            <text:p>22,652<text:s/></text:p>
          </table:table-cell>
          <table:table-cell office:value-type="float" office:value="114661" table:style-name="ce6">
            <text:p>114,661<text:s/></text:p>
          </table:table-cell>
          <table:table-cell office:value-type="float" office:value="38279" table:style-name="ce6">
            <text:p>38,279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25459" table:style-name="ce6">
            <text:p>25,459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30557" table:style-name="ce6">
            <text:p>30,557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18803" table:style-name="ce6">
            <text:p>18,803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30627" table:style-name="ce6">
            <text:p>30,627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3162" table:style-name="ce6">
            <text:p>23,162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38230" table:style-name="ce6">
            <text:p>38,230<text:s/></text:p>
          </table:table-cell>
          <table:table-cell office:value-type="float" office:value="36708" table:style-name="ce6">
            <text:p>36,708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54451" table:style-name="ce6">
            <text:p>54,451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30913" table:style-name="ce6">
            <text:p>30,913<text:s/></text:p>
          </table:table-cell>
          <table:table-cell office:value-type="float" office:value="30271" table:style-name="ce6">
            <text:p>30,271<text:s/></text:p>
          </table:table-cell>
          <table:table-cell office:value-type="float" office:value="19279" table:style-name="ce6">
            <text:p>19,279<text:s/></text:p>
          </table:table-cell>
          <table:table-cell office:value-type="float" office:value="55818" table:style-name="ce6">
            <text:p>55,818<text:s/></text:p>
          </table:table-cell>
          <table:table-cell office:value-type="float" office:value="19735" table:style-name="ce6">
            <text:p>19,735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37947" table:style-name="ce6">
            <text:p>37,947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2685" table:style-name="ce6">
            <text:p>22,685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28281" table:style-name="ce6">
            <text:p>28,281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5897" table:style-name="ce6">
            <text:p>5,897<text:s/></text:p>
          </table:table-cell>
          <table:table-cell table:number-columns-repeated="16264"/>
        </table:table-row>
        <table:table-row table:style-name="ro2">
          <table:table-cell office:value-type="date" office:date-value="2023-03-28T00:00:00" table:style-name="ce5">
            <text:p>2023/3/28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43591" table:style-name="ce6">
            <text:p>43,591<text:s/></text:p>
          </table:table-cell>
          <table:table-cell office:value-type="float" office:value="38599" table:style-name="ce6">
            <text:p>38,599<text:s/></text:p>
          </table:table-cell>
          <table:table-cell office:value-type="float" office:value="25731" table:style-name="ce6">
            <text:p>25,731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30737" table:style-name="ce6">
            <text:p>30,737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24885" table:style-name="ce6">
            <text:p>24,885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34191" table:style-name="ce6">
            <text:p>34,191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114051" table:style-name="ce6">
            <text:p>114,051<text:s/></text:p>
          </table:table-cell>
          <table:table-cell office:value-type="float" office:value="40809" table:style-name="ce6">
            <text:p>40,809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25969" table:style-name="ce6">
            <text:p>25,969<text:s/></text:p>
          </table:table-cell>
          <table:table-cell office:value-type="float" office:value="26239" table:style-name="ce6">
            <text:p>26,239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30799" table:style-name="ce6">
            <text:p>30,799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29936" table:style-name="ce6">
            <text:p>29,936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37922" table:style-name="ce6">
            <text:p>37,922<text:s/></text:p>
          </table:table-cell>
          <table:table-cell office:value-type="float" office:value="37123" table:style-name="ce6">
            <text:p>37,123<text:s/></text:p>
          </table:table-cell>
          <table:table-cell office:value-type="float" office:value="26882" table:style-name="ce6">
            <text:p>26,882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55450" table:style-name="ce6">
            <text:p>55,450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31368" table:style-name="ce6">
            <text:p>31,368<text:s/></text:p>
          </table:table-cell>
          <table:table-cell office:value-type="float" office:value="31865" table:style-name="ce6">
            <text:p>31,865<text:s/></text:p>
          </table:table-cell>
          <table:table-cell office:value-type="float" office:value="20466" table:style-name="ce6">
            <text:p>20,466<text:s/></text:p>
          </table:table-cell>
          <table:table-cell office:value-type="float" office:value="57523" table:style-name="ce6">
            <text:p>57,523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19377" table:style-name="ce6">
            <text:p>19,377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39200" table:style-name="ce6">
            <text:p>39,200<text:s/></text:p>
          </table:table-cell>
          <table:table-cell office:value-type="float" office:value="22608" table:style-name="ce6">
            <text:p>22,608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7304" table:style-name="ce6">
            <text:p>17,304<text:s/></text:p>
          </table:table-cell>
          <table:table-cell office:value-type="float" office:value="28687" table:style-name="ce6">
            <text:p>28,687<text:s/></text:p>
          </table:table-cell>
          <table:table-cell office:value-type="float" office:value="24111" table:style-name="ce6">
            <text:p>24,111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5956" table:style-name="ce6">
            <text:p>5,956<text:s/></text:p>
          </table:table-cell>
          <table:table-cell table:number-columns-repeated="16264"/>
        </table:table-row>
        <table:table-row table:style-name="ro2">
          <table:table-cell office:value-type="date" office:date-value="2023-03-29T00:00:00" table:style-name="ce5">
            <text:p>2023/3/29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43244" table:style-name="ce6">
            <text:p>43,244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31615" table:style-name="ce6">
            <text:p>31,615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15900" table:style-name="ce6">
            <text:p>15,900<text:s/></text:p>
          </table:table-cell>
          <table:table-cell office:value-type="float" office:value="31799" table:style-name="ce6">
            <text:p>31,799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34955" table:style-name="ce6">
            <text:p>34,955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5530" table:style-name="ce6">
            <text:p>25,530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24284" table:style-name="ce6">
            <text:p>24,284<text:s/></text:p>
          </table:table-cell>
          <table:table-cell office:value-type="float" office:value="119232" table:style-name="ce6">
            <text:p>119,232<text:s/></text:p>
          </table:table-cell>
          <table:table-cell office:value-type="float" office:value="41932" table:style-name="ce6">
            <text:p>41,932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26770" table:style-name="ce6">
            <text:p>26,770<text:s/></text:p>
          </table:table-cell>
          <table:table-cell office:value-type="float" office:value="27104" table:style-name="ce6">
            <text:p>27,104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31561" table:style-name="ce6">
            <text:p>31,561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30852" table:style-name="ce6">
            <text:p>30,852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38974" table:style-name="ce6">
            <text:p>38,974<text:s/></text:p>
          </table:table-cell>
          <table:table-cell office:value-type="float" office:value="37968" table:style-name="ce6">
            <text:p>37,968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56343" table:style-name="ce6">
            <text:p>56,343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32606" table:style-name="ce6">
            <text:p>32,606<text:s/></text:p>
          </table:table-cell>
          <table:table-cell office:value-type="float" office:value="32154" table:style-name="ce6">
            <text:p>32,154<text:s/></text:p>
          </table:table-cell>
          <table:table-cell office:value-type="float" office:value="21069" table:style-name="ce6">
            <text:p>21,069<text:s/></text:p>
          </table:table-cell>
          <table:table-cell office:value-type="float" office:value="58204" table:style-name="ce6">
            <text:p>58,204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21005" table:style-name="ce6">
            <text:p>21,005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26651" table:style-name="ce6">
            <text:p>26,651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38982" table:style-name="ce6">
            <text:p>38,982<text:s/></text:p>
          </table:table-cell>
          <table:table-cell office:value-type="float" office:value="22972" table:style-name="ce6">
            <text:p>22,972<text:s/></text:p>
          </table:table-cell>
          <table:table-cell office:value-type="float" office:value="24943" table:style-name="ce6">
            <text:p>24,943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29270" table:style-name="ce6">
            <text:p>29,270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6175" table:style-name="ce6">
            <text:p>6,175<text:s/></text:p>
          </table:table-cell>
          <table:table-cell table:number-columns-repeated="16264"/>
        </table:table-row>
        <table:table-row table:style-name="ro2">
          <table:table-cell office:value-type="date" office:date-value="2023-03-30T00:00:00" table:style-name="ce5">
            <text:p>2023/3/30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43329" table:style-name="ce6">
            <text:p>43,329<text:s/></text:p>
          </table:table-cell>
          <table:table-cell office:value-type="float" office:value="41040" table:style-name="ce6">
            <text:p>41,040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30854" table:style-name="ce6">
            <text:p>30,854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23936" table:style-name="ce6">
            <text:p>23,936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31869" table:style-name="ce6">
            <text:p>31,869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34438" table:style-name="ce6">
            <text:p>34,438<text:s/></text:p>
          </table:table-cell>
          <table:table-cell office:value-type="float" office:value="25685" table:style-name="ce6">
            <text:p>25,685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127360" table:style-name="ce6">
            <text:p>127,360<text:s/></text:p>
          </table:table-cell>
          <table:table-cell office:value-type="float" office:value="41552" table:style-name="ce6">
            <text:p>41,552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26587" table:style-name="ce6">
            <text:p>26,587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24955" table:style-name="ce6">
            <text:p>24,955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30786" table:style-name="ce6">
            <text:p>30,786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30087" table:style-name="ce6">
            <text:p>30,087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23348" table:style-name="ce6">
            <text:p>23,348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39387" table:style-name="ce6">
            <text:p>39,387<text:s/></text:p>
          </table:table-cell>
          <table:table-cell office:value-type="float" office:value="37539" table:style-name="ce6">
            <text:p>37,539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55147" table:style-name="ce6">
            <text:p>55,147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32258" table:style-name="ce6">
            <text:p>32,258<text:s/></text:p>
          </table:table-cell>
          <table:table-cell office:value-type="float" office:value="32831" table:style-name="ce6">
            <text:p>32,831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59440" table:style-name="ce6">
            <text:p>59,440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27138" table:style-name="ce6">
            <text:p>27,138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38968" table:style-name="ce6">
            <text:p>38,968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24725" table:style-name="ce6">
            <text:p>24,725<text:s/></text:p>
          </table:table-cell>
          <table:table-cell office:value-type="float" office:value="23445" table:style-name="ce6">
            <text:p>23,445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28523" table:style-name="ce6">
            <text:p>28,523<text:s/></text:p>
          </table:table-cell>
          <table:table-cell office:value-type="float" office:value="23833" table:style-name="ce6">
            <text:p>23,833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5914" table:style-name="ce6">
            <text:p>5,914<text:s/></text:p>
          </table:table-cell>
          <table:table-cell table:number-columns-repeated="16264"/>
        </table:table-row>
        <table:table-row table:style-name="ro2">
          <table:table-cell office:value-type="date" office:date-value="2023-03-31T00:00:00" table:style-name="ce5">
            <text:p>2023/3/31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44704" table:style-name="ce6">
            <text:p>44,704<text:s/></text:p>
          </table:table-cell>
          <table:table-cell office:value-type="float" office:value="45808" table:style-name="ce6">
            <text:p>45,808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33308" table:style-name="ce6">
            <text:p>33,30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24793" table:style-name="ce6">
            <text:p>24,793<text:s/></text:p>
          </table:table-cell>
          <table:table-cell office:value-type="float" office:value="17078" table:style-name="ce6">
            <text:p>17,078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16437" table:style-name="ce6">
            <text:p>16,437<text:s/></text:p>
          </table:table-cell>
          <table:table-cell office:value-type="float" office:value="32435" table:style-name="ce6">
            <text:p>32,435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35488" table:style-name="ce6">
            <text:p>35,488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23144" table:style-name="ce6">
            <text:p>23,144<text:s/></text:p>
          </table:table-cell>
          <table:table-cell office:value-type="float" office:value="168485" table:style-name="ce6">
            <text:p>168,485<text:s/></text:p>
          </table:table-cell>
          <table:table-cell office:value-type="float" office:value="47978" table:style-name="ce6">
            <text:p>47,978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28703" table:style-name="ce6">
            <text:p>28,703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31346" table:style-name="ce6">
            <text:p>31,346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20103" table:style-name="ce6">
            <text:p>20,103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3675" table:style-name="ce6">
            <text:p>13,675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32669" table:style-name="ce6">
            <text:p>32,669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27641" table:style-name="ce6">
            <text:p>27,641<text:s/></text:p>
          </table:table-cell>
          <table:table-cell office:value-type="float" office:value="44649" table:style-name="ce6">
            <text:p>44,649<text:s/></text:p>
          </table:table-cell>
          <table:table-cell office:value-type="float" office:value="36918" table:style-name="ce6">
            <text:p>36,918<text:s/></text:p>
          </table:table-cell>
          <table:table-cell office:value-type="float" office:value="27626" table:style-name="ce6">
            <text:p>27,626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63768" table:style-name="ce6">
            <text:p>63,768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33898" table:style-name="ce6">
            <text:p>33,898<text:s/></text:p>
          </table:table-cell>
          <table:table-cell office:value-type="float" office:value="35640" table:style-name="ce6">
            <text:p>35,640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66821" table:style-name="ce6">
            <text:p>66,821<text:s/></text:p>
          </table:table-cell>
          <table:table-cell office:value-type="float" office:value="21736" table:style-name="ce6">
            <text:p>21,736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30550" table:style-name="ce6">
            <text:p>30,550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39991" table:style-name="ce6">
            <text:p>39,991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28863" table:style-name="ce6">
            <text:p>28,863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6227" table:style-name="ce6">
            <text:p>6,227<text:s/></text:p>
          </table:table-cell>
          <table:table-cell table:number-columns-repeated="16264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39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3-03-01T00:00:00" table:style-name="ce5">
            <text:p>2023/3/1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39848" table:style-name="ce6">
            <text:p>39,848<text:s/></text:p>
          </table:table-cell>
          <table:table-cell office:value-type="float" office:value="37035" table:style-name="ce6">
            <text:p>37,035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5775" table:style-name="ce6">
            <text:p>15,775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30832" table:style-name="ce6">
            <text:p>30,832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33112" table:style-name="ce6">
            <text:p>33,112<text:s/></text:p>
          </table:table-cell>
          <table:table-cell office:value-type="float" office:value="24426" table:style-name="ce6">
            <text:p>24,426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0222" table:style-name="ce6">
            <text:p>20,222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126200" table:style-name="ce6">
            <text:p>126,200<text:s/></text:p>
          </table:table-cell>
          <table:table-cell office:value-type="float" office:value="37775" table:style-name="ce6">
            <text:p>37,775<text:s/></text:p>
          </table:table-cell>
          <table:table-cell office:value-type="float" office:value="19443" table:style-name="ce6">
            <text:p>19,443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25374" table:style-name="ce6">
            <text:p>25,374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0463" table:style-name="ce6">
            <text:p>30,463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33954" table:style-name="ce6">
            <text:p>33,95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25646" table:style-name="ce6">
            <text:p>25,646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33288" table:style-name="ce6">
            <text:p>33,288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53091" table:style-name="ce6">
            <text:p>53,091<text:s/></text:p>
          </table:table-cell>
          <table:table-cell office:value-type="float" office:value="23133" table:style-name="ce6">
            <text:p>23,133<text:s/></text:p>
          </table:table-cell>
          <table:table-cell office:value-type="float" office:value="31860" table:style-name="ce6">
            <text:p>31,860<text:s/></text:p>
          </table:table-cell>
          <table:table-cell office:value-type="float" office:value="29552" table:style-name="ce6">
            <text:p>29,552<text:s/></text:p>
          </table:table-cell>
          <table:table-cell office:value-type="float" office:value="18687" table:style-name="ce6">
            <text:p>18,687<text:s/></text:p>
          </table:table-cell>
          <table:table-cell office:value-type="float" office:value="53347" table:style-name="ce6">
            <text:p>53,347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37024" table:style-name="ce6">
            <text:p>37,024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22189" table:style-name="ce6">
            <text:p>22,189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5638" table:style-name="ce6">
            <text:p>5,638<text:s/></text:p>
          </table:table-cell>
          <table:table-cell table:number-columns-repeated="16264"/>
        </table:table-row>
        <table:table-row table:style-name="ro2">
          <table:table-cell office:value-type="date" office:date-value="2023-03-02T00:00:00" table:style-name="ce5">
            <text:p>2023/3/2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40360" table:style-name="ce6">
            <text:p>40,360<text:s/></text:p>
          </table:table-cell>
          <table:table-cell office:value-type="float" office:value="38092" table:style-name="ce6">
            <text:p>38,092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14881" table:style-name="ce6">
            <text:p>14,881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28849" table:style-name="ce6">
            <text:p>28,849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31535" table:style-name="ce6">
            <text:p>31,535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32979" table:style-name="ce6">
            <text:p>32,979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22953" table:style-name="ce6">
            <text:p>22,953<text:s/></text:p>
          </table:table-cell>
          <table:table-cell office:value-type="float" office:value="115927" table:style-name="ce6">
            <text:p>115,927<text:s/></text:p>
          </table:table-cell>
          <table:table-cell office:value-type="float" office:value="39496" table:style-name="ce6">
            <text:p>39,496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4830" table:style-name="ce6">
            <text:p>24,830<text:s/></text:p>
          </table:table-cell>
          <table:table-cell office:value-type="float" office:value="26754" table:style-name="ce6">
            <text:p>26,754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30400" table:style-name="ce6">
            <text:p>30,400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8307" table:style-name="ce6">
            <text:p>18,307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33300" table:style-name="ce6">
            <text:p>33,300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25569" table:style-name="ce6">
            <text:p>25,569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33399" table:style-name="ce6">
            <text:p>33,399<text:s/></text:p>
          </table:table-cell>
          <table:table-cell office:value-type="float" office:value="38008" table:style-name="ce6">
            <text:p>38,008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54626" table:style-name="ce6">
            <text:p>54,626<text:s/></text:p>
          </table:table-cell>
          <table:table-cell office:value-type="float" office:value="22891" table:style-name="ce6">
            <text:p>22,891<text:s/></text:p>
          </table:table-cell>
          <table:table-cell office:value-type="float" office:value="31773" table:style-name="ce6">
            <text:p>31,773<text:s/></text:p>
          </table:table-cell>
          <table:table-cell office:value-type="float" office:value="29835" table:style-name="ce6">
            <text:p>29,835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54788" table:style-name="ce6">
            <text:p>54,788<text:s/></text:p>
          </table:table-cell>
          <table:table-cell office:value-type="float" office:value="19986" table:style-name="ce6">
            <text:p>19,986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18796" table:style-name="ce6">
            <text:p>18,796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37869" table:style-name="ce6">
            <text:p>37,869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24244" table:style-name="ce6">
            <text:p>24,244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28214" table:style-name="ce6">
            <text:p>28,214<text:s/></text:p>
          </table:table-cell>
          <table:table-cell office:value-type="float" office:value="22867" table:style-name="ce6">
            <text:p>22,867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5923" table:style-name="ce6">
            <text:p>5,923<text:s/></text:p>
          </table:table-cell>
          <table:table-cell table:number-columns-repeated="16264"/>
        </table:table-row>
        <table:table-row table:style-name="ro2">
          <table:table-cell office:value-type="date" office:date-value="2023-03-03T00:00:00" table:style-name="ce5">
            <text:p>2023/3/3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42170" table:style-name="ce6">
            <text:p>42,170<text:s/></text:p>
          </table:table-cell>
          <table:table-cell office:value-type="float" office:value="43931" table:style-name="ce6">
            <text:p>43,931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14495" table:style-name="ce6">
            <text:p>14,495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29872" table:style-name="ce6">
            <text:p>29,872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6230" table:style-name="ce6">
            <text:p>16,230<text:s/></text:p>
          </table:table-cell>
          <table:table-cell office:value-type="float" office:value="26287" table:style-name="ce6">
            <text:p>26,287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31012" table:style-name="ce6">
            <text:p>31,012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33362" table:style-name="ce6">
            <text:p>33,362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35003" table:style-name="ce6">
            <text:p>35,003<text:s/></text:p>
          </table:table-cell>
          <table:table-cell office:value-type="float" office:value="25921" table:style-name="ce6">
            <text:p>25,921<text:s/></text:p>
          </table:table-cell>
          <table:table-cell office:value-type="float" office:value="26605" table:style-name="ce6">
            <text:p>26,605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137358" table:style-name="ce6">
            <text:p>137,358<text:s/></text:p>
          </table:table-cell>
          <table:table-cell office:value-type="float" office:value="46403" table:style-name="ce6">
            <text:p>46,403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28905" table:style-name="ce6">
            <text:p>28,905<text:s/></text:p>
          </table:table-cell>
          <table:table-cell office:value-type="float" office:value="29273" table:style-name="ce6">
            <text:p>29,273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24344" table:style-name="ce6">
            <text:p>24,344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32821" table:style-name="ce6">
            <text:p>32,821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20229" table:style-name="ce6">
            <text:p>20,229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38604" table:style-name="ce6">
            <text:p>38,604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23243" table:style-name="ce6">
            <text:p>23,243<text:s/></text:p>
          </table:table-cell>
          <table:table-cell office:value-type="float" office:value="26221" table:style-name="ce6">
            <text:p>26,221<text:s/></text:p>
          </table:table-cell>
          <table:table-cell office:value-type="float" office:value="30140" table:style-name="ce6">
            <text:p>30,140<text:s/></text:p>
          </table:table-cell>
          <table:table-cell office:value-type="float" office:value="37361" table:style-name="ce6">
            <text:p>37,361<text:s/></text:p>
          </table:table-cell>
          <table:table-cell office:value-type="float" office:value="39814" table:style-name="ce6">
            <text:p>39,814<text:s/></text:p>
          </table:table-cell>
          <table:table-cell office:value-type="float" office:value="27486" table:style-name="ce6">
            <text:p>27,486<text:s/></text:p>
          </table:table-cell>
          <table:table-cell office:value-type="float" office:value="27610" table:style-name="ce6">
            <text:p>27,610<text:s/></text:p>
          </table:table-cell>
          <table:table-cell office:value-type="float" office:value="63688" table:style-name="ce6">
            <text:p>63,688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34561" table:style-name="ce6">
            <text:p>34,561<text:s/></text:p>
          </table:table-cell>
          <table:table-cell office:value-type="float" office:value="33663" table:style-name="ce6">
            <text:p>33,663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61146" table:style-name="ce6">
            <text:p>61,146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21107" table:style-name="ce6">
            <text:p>21,107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29134" table:style-name="ce6">
            <text:p>29,134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38947" table:style-name="ce6">
            <text:p>38,947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29331" table:style-name="ce6">
            <text:p>29,331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6305" table:style-name="ce6">
            <text:p>6,305<text:s/></text:p>
          </table:table-cell>
          <table:table-cell table:number-columns-repeated="16264"/>
        </table:table-row>
        <table:table-row table:style-name="ro2">
          <table:table-cell office:value-type="date" office:date-value="2023-03-04T00:00:00" table:style-name="ce5">
            <text:p>2023/3/4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41504" table:style-name="ce6">
            <text:p>41,504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33684" table:style-name="ce6">
            <text:p>33,684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7644" table:style-name="ce6">
            <text:p>27,644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6294" table:style-name="ce6">
            <text:p>16,294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138100" table:style-name="ce6">
            <text:p>138,100<text:s/></text:p>
          </table:table-cell>
          <table:table-cell office:value-type="float" office:value="49427" table:style-name="ce6">
            <text:p>49,427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30768" table:style-name="ce6">
            <text:p>30,768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25731" table:style-name="ce6">
            <text:p>25,731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22988" table:style-name="ce6">
            <text:p>22,988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39134" table:style-name="ce6">
            <text:p>39,134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16319" table:style-name="ce6">
            <text:p>16,319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34352" table:style-name="ce6">
            <text:p>34,352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21069" table:style-name="ce6">
            <text:p>21,069<text:s/></text:p>
          </table:table-cell>
          <table:table-cell office:value-type="float" office:value="26617" table:style-name="ce6">
            <text:p>26,617<text:s/></text:p>
          </table:table-cell>
          <table:table-cell office:value-type="float" office:value="69893" table:style-name="ce6">
            <text:p>69,893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32306" table:style-name="ce6">
            <text:p>32,306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52876" table:style-name="ce6">
            <text:p>52,876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8576" table:style-name="ce6">
            <text:p>18,576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695" table:style-name="ce6">
            <text:p>3,695<text:s/></text:p>
          </table:table-cell>
          <table:table-cell table:number-columns-repeated="16264"/>
        </table:table-row>
        <table:table-row table:style-name="ro2">
          <table:table-cell office:value-type="date" office:date-value="2023-03-05T00:00:00" table:style-name="ce5">
            <text:p>2023/3/5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32346" table:style-name="ce6">
            <text:p>32,346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14992" table:style-name="ce6">
            <text:p>14,992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131639" table:style-name="ce6">
            <text:p>131,639<text:s/></text:p>
          </table:table-cell>
          <table:table-cell office:value-type="float" office:value="40838" table:style-name="ce6">
            <text:p>40,838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30427" table:style-name="ce6">
            <text:p>30,427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5806" table:style-name="ce6">
            <text:p>15,806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17790" table:style-name="ce6">
            <text:p>17,790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39309" table:style-name="ce6">
            <text:p>39,309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33505" table:style-name="ce6">
            <text:p>33,505<text:s/></text:p>
          </table:table-cell>
          <table:table-cell office:value-type="float" office:value="23545" table:style-name="ce6">
            <text:p>23,545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59601" table:style-name="ce6">
            <text:p>59,601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43214" table:style-name="ce6">
            <text:p>43,214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183" table:style-name="ce6">
            <text:p>3,183<text:s/></text:p>
          </table:table-cell>
          <table:table-cell table:number-columns-repeated="16264"/>
        </table:table-row>
        <table:table-row table:style-name="ro2">
          <table:table-cell office:value-type="date" office:date-value="2023-03-06T00:00:00" table:style-name="ce5">
            <text:p>2023/3/6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40179" table:style-name="ce6">
            <text:p>40,179<text:s/></text:p>
          </table:table-cell>
          <table:table-cell office:value-type="float" office:value="37064" table:style-name="ce6">
            <text:p>37,064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14079" table:style-name="ce6">
            <text:p>14,079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33559" table:style-name="ce6">
            <text:p>33,559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25499" table:style-name="ce6">
            <text:p>25,499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29904" table:style-name="ce6">
            <text:p>29,904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32555" table:style-name="ce6">
            <text:p>32,555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19830" table:style-name="ce6">
            <text:p>19,830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20654" table:style-name="ce6">
            <text:p>120,654<text:s/></text:p>
          </table:table-cell>
          <table:table-cell office:value-type="float" office:value="37835" table:style-name="ce6">
            <text:p>37,835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23032" table:style-name="ce6">
            <text:p>23,032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34189" table:style-name="ce6">
            <text:p>34,189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28034" table:style-name="ce6">
            <text:p>28,034<text:s/></text:p>
          </table:table-cell>
          <table:table-cell office:value-type="float" office:value="33696" table:style-name="ce6">
            <text:p>33,696<text:s/></text:p>
          </table:table-cell>
          <table:table-cell office:value-type="float" office:value="37416" table:style-name="ce6">
            <text:p>37,416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6918" table:style-name="ce6">
            <text:p>26,918<text:s/></text:p>
          </table:table-cell>
          <table:table-cell office:value-type="float" office:value="55397" table:style-name="ce6">
            <text:p>55,397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31751" table:style-name="ce6">
            <text:p>31,751<text:s/></text:p>
          </table:table-cell>
          <table:table-cell office:value-type="float" office:value="29109" table:style-name="ce6">
            <text:p>29,109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53596" table:style-name="ce6">
            <text:p>53,596<text:s/></text:p>
          </table:table-cell>
          <table:table-cell office:value-type="float" office:value="19103" table:style-name="ce6">
            <text:p>19,103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20445" table:style-name="ce6">
            <text:p>20,44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37167" table:style-name="ce6">
            <text:p>37,167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3482" table:style-name="ce6">
            <text:p>23,482<text:s/></text:p>
          </table:table-cell>
          <table:table-cell office:value-type="float" office:value="24453" table:style-name="ce6">
            <text:p>24,453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5579" table:style-name="ce6">
            <text:p>5,579<text:s/></text:p>
          </table:table-cell>
          <table:table-cell table:number-columns-repeated="16264"/>
        </table:table-row>
        <table:table-row table:style-name="ro2">
          <table:table-cell office:value-type="date" office:date-value="2023-03-07T00:00:00" table:style-name="ce5">
            <text:p>2023/3/7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41255" table:style-name="ce6">
            <text:p>41,255<text:s/></text:p>
          </table:table-cell>
          <table:table-cell office:value-type="float" office:value="38334" table:style-name="ce6">
            <text:p>38,334<text:s/></text:p>
          </table:table-cell>
          <table:table-cell office:value-type="float" office:value="25964" table:style-name="ce6">
            <text:p>25,964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35195" table:style-name="ce6">
            <text:p>35,19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26970" table:style-name="ce6">
            <text:p>26,970<text:s/></text:p>
          </table:table-cell>
          <table:table-cell office:value-type="float" office:value="15841" table:style-name="ce6">
            <text:p>15,841<text:s/></text:p>
          </table:table-cell>
          <table:table-cell office:value-type="float" office:value="31852" table:style-name="ce6">
            <text:p>31,852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33423" table:style-name="ce6">
            <text:p>33,423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25463" table:style-name="ce6">
            <text:p>25,463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17881" table:style-name="ce6">
            <text:p>117,881<text:s/></text:p>
          </table:table-cell>
          <table:table-cell office:value-type="float" office:value="39603" table:style-name="ce6">
            <text:p>39,603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26726" table:style-name="ce6">
            <text:p>26,726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28535" table:style-name="ce6">
            <text:p>28,535<text:s/></text:p>
          </table:table-cell>
          <table:table-cell office:value-type="float" office:value="23267" table:style-name="ce6">
            <text:p>23,267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30878" table:style-name="ce6">
            <text:p>30,878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34684" table:style-name="ce6">
            <text:p>34,684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28960" table:style-name="ce6">
            <text:p>28,960<text:s/></text:p>
          </table:table-cell>
          <table:table-cell office:value-type="float" office:value="33993" table:style-name="ce6">
            <text:p>33,993<text:s/></text:p>
          </table:table-cell>
          <table:table-cell office:value-type="float" office:value="38467" table:style-name="ce6">
            <text:p>38,467<text:s/></text:p>
          </table:table-cell>
          <table:table-cell office:value-type="float" office:value="25990" table:style-name="ce6">
            <text:p>25,990<text:s/></text:p>
          </table:table-cell>
          <table:table-cell office:value-type="float" office:value="26663" table:style-name="ce6">
            <text:p>26,663<text:s/></text:p>
          </table:table-cell>
          <table:table-cell office:value-type="float" office:value="56042" table:style-name="ce6">
            <text:p>56,042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31881" table:style-name="ce6">
            <text:p>31,881<text:s/></text:p>
          </table:table-cell>
          <table:table-cell office:value-type="float" office:value="30793" table:style-name="ce6">
            <text:p>30,793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55011" table:style-name="ce6">
            <text:p>55,011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29123" table:style-name="ce6">
            <text:p>29,123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38133" table:style-name="ce6">
            <text:p>38,133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28485" table:style-name="ce6">
            <text:p>28,485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5813" table:style-name="ce6">
            <text:p>5,813<text:s/></text:p>
          </table:table-cell>
          <table:table-cell table:number-columns-repeated="16264"/>
        </table:table-row>
        <table:table-row table:style-name="ro2">
          <table:table-cell office:value-type="date" office:date-value="2023-03-08T00:00:00" table:style-name="ce5">
            <text:p>2023/3/8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41748" table:style-name="ce6">
            <text:p>41,748<text:s/></text:p>
          </table:table-cell>
          <table:table-cell office:value-type="float" office:value="39580" table:style-name="ce6">
            <text:p>39,580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7707" table:style-name="ce6">
            <text:p>17,707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36654" table:style-name="ce6">
            <text:p>36,654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26093" table:style-name="ce6">
            <text:p>26,093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32361" table:style-name="ce6">
            <text:p>32,361<text:s/></text:p>
          </table:table-cell>
          <table:table-cell office:value-type="float" office:value="26830" table:style-name="ce6">
            <text:p>26,830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24842" table:style-name="ce6">
            <text:p>24,842<text:s/></text:p>
          </table:table-cell>
          <table:table-cell office:value-type="float" office:value="25789" table:style-name="ce6">
            <text:p>25,789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20312" table:style-name="ce6">
            <text:p>120,312<text:s/></text:p>
          </table:table-cell>
          <table:table-cell office:value-type="float" office:value="41812" table:style-name="ce6">
            <text:p>41,812<text:s/></text:p>
          </table:table-cell>
          <table:table-cell office:value-type="float" office:value="20333" table:style-name="ce6">
            <text:p>20,333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28273" table:style-name="ce6">
            <text:p>28,273<text:s/></text:p>
          </table:table-cell>
          <table:table-cell office:value-type="float" office:value="28980" table:style-name="ce6">
            <text:p>28,980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31187" table:style-name="ce6">
            <text:p>31,187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35650" table:style-name="ce6">
            <text:p>35,650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29194" table:style-name="ce6">
            <text:p>29,194<text:s/></text:p>
          </table:table-cell>
          <table:table-cell office:value-type="float" office:value="34804" table:style-name="ce6">
            <text:p>34,804<text:s/></text:p>
          </table:table-cell>
          <table:table-cell office:value-type="float" office:value="39004" table:style-name="ce6">
            <text:p>39,004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58203" table:style-name="ce6">
            <text:p>58,203<text:s/></text:p>
          </table:table-cell>
          <table:table-cell office:value-type="float" office:value="24288" table:style-name="ce6">
            <text:p>24,288<text:s/></text:p>
          </table:table-cell>
          <table:table-cell office:value-type="float" office:value="32744" table:style-name="ce6">
            <text:p>32,744<text:s/></text:p>
          </table:table-cell>
          <table:table-cell office:value-type="float" office:value="31599" table:style-name="ce6">
            <text:p>31,599<text:s/></text:p>
          </table:table-cell>
          <table:table-cell office:value-type="float" office:value="19041" table:style-name="ce6">
            <text:p>19,041<text:s/></text:p>
          </table:table-cell>
          <table:table-cell office:value-type="float" office:value="56572" table:style-name="ce6">
            <text:p>56,572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14193" table:style-name="ce6">
            <text:p>14,193<text:s/></text:p>
          </table:table-cell>
          <table:table-cell office:value-type="float" office:value="21390" table:style-name="ce6">
            <text:p>21,390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38264" table:style-name="ce6">
            <text:p>38,264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24562" table:style-name="ce6">
            <text:p>24,562<text:s/></text:p>
          </table:table-cell>
          <table:table-cell office:value-type="float" office:value="25038" table:style-name="ce6">
            <text:p>25,038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5887" table:style-name="ce6">
            <text:p>5,887<text:s/></text:p>
          </table:table-cell>
          <table:table-cell table:number-columns-repeated="16264"/>
        </table:table-row>
        <table:table-row table:style-name="ro2">
          <table:table-cell office:value-type="date" office:date-value="2023-03-09T00:00:00" table:style-name="ce5">
            <text:p>2023/3/9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41054" table:style-name="ce6">
            <text:p>41,054<text:s/></text:p>
          </table:table-cell>
          <table:table-cell office:value-type="float" office:value="40575" table:style-name="ce6">
            <text:p>40,575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36399" table:style-name="ce6">
            <text:p>36,399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25081" table:style-name="ce6">
            <text:p>25,081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26764" table:style-name="ce6">
            <text:p>26,764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33645" table:style-name="ce6">
            <text:p>33,645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20843" table:style-name="ce6">
            <text:p>20,843<text:s/></text:p>
          </table:table-cell>
          <table:table-cell office:value-type="float" office:value="23022" table:style-name="ce6">
            <text:p>23,022<text:s/></text:p>
          </table:table-cell>
          <table:table-cell office:value-type="float" office:value="122709" table:style-name="ce6">
            <text:p>122,709<text:s/></text:p>
          </table:table-cell>
          <table:table-cell office:value-type="float" office:value="41876" table:style-name="ce6">
            <text:p>41,876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29076" table:style-name="ce6">
            <text:p>29,076<text:s/></text:p>
          </table:table-cell>
          <table:table-cell office:value-type="float" office:value="29114" table:style-name="ce6">
            <text:p>29,114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30759" table:style-name="ce6">
            <text:p>30,759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8728" table:style-name="ce6">
            <text:p>18,728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35363" table:style-name="ce6">
            <text:p>35,363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25719" table:style-name="ce6">
            <text:p>25,719<text:s/></text:p>
          </table:table-cell>
          <table:table-cell office:value-type="float" office:value="29011" table:style-name="ce6">
            <text:p>29,011<text:s/></text:p>
          </table:table-cell>
          <table:table-cell office:value-type="float" office:value="34897" table:style-name="ce6">
            <text:p>34,897<text:s/></text:p>
          </table:table-cell>
          <table:table-cell office:value-type="float" office:value="38652" table:style-name="ce6">
            <text:p>38,652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27115" table:style-name="ce6">
            <text:p>27,115<text:s/></text:p>
          </table:table-cell>
          <table:table-cell office:value-type="float" office:value="57406" table:style-name="ce6">
            <text:p>57,406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33040" table:style-name="ce6">
            <text:p>33,040<text:s/></text:p>
          </table:table-cell>
          <table:table-cell office:value-type="float" office:value="31171" table:style-name="ce6">
            <text:p>31,171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55761" table:style-name="ce6">
            <text:p>55,761<text:s/></text:p>
          </table:table-cell>
          <table:table-cell office:value-type="float" office:value="20170" table:style-name="ce6">
            <text:p>20,170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29271" table:style-name="ce6">
            <text:p>29,271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38368" table:style-name="ce6">
            <text:p>38,368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29249" table:style-name="ce6">
            <text:p>29,249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5786" table:style-name="ce6">
            <text:p>5,786<text:s/></text:p>
          </table:table-cell>
          <table:table-cell table:number-columns-repeated="16264"/>
        </table:table-row>
        <table:table-row table:style-name="ro2">
          <table:table-cell office:value-type="date" office:date-value="2023-03-10T00:00:00" table:style-name="ce5">
            <text:p>2023/3/10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42795" table:style-name="ce6">
            <text:p>42,795<text:s/></text:p>
          </table:table-cell>
          <table:table-cell office:value-type="float" office:value="46401" table:style-name="ce6">
            <text:p>46,401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37937" table:style-name="ce6">
            <text:p>37,937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6565" table:style-name="ce6">
            <text:p>16,565<text:s/></text:p>
          </table:table-cell>
          <table:table-cell office:value-type="float" office:value="27255" table:style-name="ce6">
            <text:p>27,255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31676" table:style-name="ce6">
            <text:p>31,676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33956" table:style-name="ce6">
            <text:p>33,956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145693" table:style-name="ce6">
            <text:p>145,693<text:s/></text:p>
          </table:table-cell>
          <table:table-cell office:value-type="float" office:value="47811" table:style-name="ce6">
            <text:p>47,811<text:s/></text:p>
          </table:table-cell>
          <table:table-cell office:value-type="float" office:value="21490" table:style-name="ce6">
            <text:p>21,490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29131" table:style-name="ce6">
            <text:p>29,131<text:s/></text:p>
          </table:table-cell>
          <table:table-cell office:value-type="float" office:value="31554" table:style-name="ce6">
            <text:p>31,554<text:s/></text:p>
          </table:table-cell>
          <table:table-cell office:value-type="float" office:value="32515" table:style-name="ce6">
            <text:p>32,515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32995" table:style-name="ce6">
            <text:p>32,995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20835" table:style-name="ce6">
            <text:p>20,835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41191" table:style-name="ce6">
            <text:p>41,191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23955" table:style-name="ce6">
            <text:p>23,955<text:s/></text:p>
          </table:table-cell>
          <table:table-cell office:value-type="float" office:value="26525" table:style-name="ce6">
            <text:p>26,525<text:s/></text:p>
          </table:table-cell>
          <table:table-cell office:value-type="float" office:value="31083" table:style-name="ce6">
            <text:p>31,083<text:s/></text:p>
          </table:table-cell>
          <table:table-cell office:value-type="float" office:value="40010" table:style-name="ce6">
            <text:p>40,010<text:s/></text:p>
          </table:table-cell>
          <table:table-cell office:value-type="float" office:value="41139" table:style-name="ce6">
            <text:p>41,139<text:s/></text:p>
          </table:table-cell>
          <table:table-cell office:value-type="float" office:value="27978" table:style-name="ce6">
            <text:p>27,978<text:s/></text:p>
          </table:table-cell>
          <table:table-cell office:value-type="float" office:value="32606" table:style-name="ce6">
            <text:p>32,606<text:s/></text:p>
          </table:table-cell>
          <table:table-cell office:value-type="float" office:value="67398" table:style-name="ce6">
            <text:p>67,398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36062" table:style-name="ce6">
            <text:p>36,062<text:s/></text:p>
          </table:table-cell>
          <table:table-cell office:value-type="float" office:value="34770" table:style-name="ce6">
            <text:p>34,770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62645" table:style-name="ce6">
            <text:p>62,645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24111" table:style-name="ce6">
            <text:p>24,111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32122" table:style-name="ce6">
            <text:p>32,122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39373" table:style-name="ce6">
            <text:p>39,373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30420" table:style-name="ce6">
            <text:p>30,420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6226" table:style-name="ce6">
            <text:p>6,226<text:s/></text:p>
          </table:table-cell>
          <table:table-cell table:number-columns-repeated="16264"/>
        </table:table-row>
        <table:table-row table:style-name="ro2">
          <table:table-cell office:value-type="date" office:date-value="2023-03-11T00:00:00" table:style-name="ce5">
            <text:p>2023/3/11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42797" table:style-name="ce6">
            <text:p>42,797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33665" table:style-name="ce6">
            <text:p>33,66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28959" table:style-name="ce6">
            <text:p>28,959<text:s/></text:p>
          </table:table-cell>
          <table:table-cell office:value-type="float" office:value="20688" table:style-name="ce6">
            <text:p>20,688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47109" table:style-name="ce6">
            <text:p>147,109<text:s/></text:p>
          </table:table-cell>
          <table:table-cell office:value-type="float" office:value="50747" table:style-name="ce6">
            <text:p>50,747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18264" table:style-name="ce6">
            <text:p>18,264<text:s/></text:p>
          </table:table-cell>
          <table:table-cell office:value-type="float" office:value="36008" table:style-name="ce6">
            <text:p>36,008<text:s/></text:p>
          </table:table-cell>
          <table:table-cell office:value-type="float" office:value="32075" table:style-name="ce6">
            <text:p>32,075<text:s/></text:p>
          </table:table-cell>
          <table:table-cell office:value-type="float" office:value="28521" table:style-name="ce6">
            <text:p>28,521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23547" table:style-name="ce6">
            <text:p>23,547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44092" table:style-name="ce6">
            <text:p>44,09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29856" table:style-name="ce6">
            <text:p>29,856<text:s/></text:p>
          </table:table-cell>
          <table:table-cell office:value-type="float" office:value="36970" table:style-name="ce6">
            <text:p>36,970<text:s/></text:p>
          </table:table-cell>
          <table:table-cell office:value-type="float" office:value="30191" table:style-name="ce6">
            <text:p>30,191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7895" table:style-name="ce6">
            <text:p>27,895<text:s/></text:p>
          </table:table-cell>
          <table:table-cell office:value-type="float" office:value="73321" table:style-name="ce6">
            <text:p>73,321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35424" table:style-name="ce6">
            <text:p>35,424<text:s/></text:p>
          </table:table-cell>
          <table:table-cell office:value-type="float" office:value="28940" table:style-name="ce6">
            <text:p>28,940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55863" table:style-name="ce6">
            <text:p>55,863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24839" table:style-name="ce6">
            <text:p>24,839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4124" table:style-name="ce6">
            <text:p>4,124<text:s/></text:p>
          </table:table-cell>
          <table:table-cell table:number-columns-repeated="16264"/>
        </table:table-row>
        <table:table-row table:style-name="ro2">
          <table:table-cell office:value-type="date" office:date-value="2023-03-12T00:00:00" table:style-name="ce5">
            <text:p>2023/3/12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32759" table:style-name="ce6">
            <text:p>32,759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28411" table:style-name="ce6">
            <text:p>28,411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44551" table:style-name="ce6">
            <text:p>144,551<text:s/></text:p>
          </table:table-cell>
          <table:table-cell office:value-type="float" office:value="39749" table:style-name="ce6">
            <text:p>39,749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32648" table:style-name="ce6">
            <text:p>32,648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17549" table:style-name="ce6">
            <text:p>17,549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34931" table:style-name="ce6">
            <text:p>34,931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22727" table:style-name="ce6">
            <text:p>22,727<text:s/></text:p>
          </table:table-cell>
          <table:table-cell office:value-type="float" office:value="32187" table:style-name="ce6">
            <text:p>32,187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60626" table:style-name="ce6">
            <text:p>60,626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45344" table:style-name="ce6">
            <text:p>45,344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19079" table:style-name="ce6">
            <text:p>19,079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3105" table:style-name="ce6">
            <text:p>3,105<text:s/></text:p>
          </table:table-cell>
          <table:table-cell table:number-columns-repeated="16264"/>
        </table:table-row>
        <table:table-row table:style-name="ro2">
          <table:table-cell office:value-type="date" office:date-value="2023-03-13T00:00:00" table:style-name="ce5">
            <text:p>2023/3/13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40105" table:style-name="ce6">
            <text:p>40,105<text:s/></text:p>
          </table:table-cell>
          <table:table-cell office:value-type="float" office:value="37501" table:style-name="ce6">
            <text:p>37,501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6637" table:style-name="ce6">
            <text:p>16,637<text:s/></text:p>
          </table:table-cell>
          <table:table-cell office:value-type="float" office:value="18368" table:style-name="ce6">
            <text:p>18,368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27360" table:style-name="ce6">
            <text:p>27,360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29713" table:style-name="ce6">
            <text:p>29,713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32067" table:style-name="ce6">
            <text:p>32,067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22217" table:style-name="ce6">
            <text:p>122,217<text:s/></text:p>
          </table:table-cell>
          <table:table-cell office:value-type="float" office:value="38239" table:style-name="ce6">
            <text:p>38,239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3788" table:style-name="ce6">
            <text:p>23,788<text:s/></text:p>
          </table:table-cell>
          <table:table-cell office:value-type="float" office:value="25727" table:style-name="ce6">
            <text:p>25,727<text:s/></text:p>
          </table:table-cell>
          <table:table-cell office:value-type="float" office:value="25653" table:style-name="ce6">
            <text:p>25,653<text:s/></text:p>
          </table:table-cell>
          <table:table-cell office:value-type="float" office:value="21875" table:style-name="ce6">
            <text:p>21,875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29527" table:style-name="ce6">
            <text:p>29,527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31037" table:style-name="ce6">
            <text:p>31,037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21722" table:style-name="ce6">
            <text:p>21,722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27294" table:style-name="ce6">
            <text:p>27,294<text:s/></text:p>
          </table:table-cell>
          <table:table-cell office:value-type="float" office:value="33350" table:style-name="ce6">
            <text:p>33,350<text:s/></text:p>
          </table:table-cell>
          <table:table-cell office:value-type="float" office:value="36899" table:style-name="ce6">
            <text:p>36,899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55001" table:style-name="ce6">
            <text:p>55,001<text:s/></text:p>
          </table:table-cell>
          <table:table-cell office:value-type="float" office:value="22458" table:style-name="ce6">
            <text:p>22,458<text:s/></text:p>
          </table:table-cell>
          <table:table-cell office:value-type="float" office:value="31114" table:style-name="ce6">
            <text:p>31,114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53392" table:style-name="ce6">
            <text:p>53,392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18186" table:style-name="ce6">
            <text:p>18,186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37326" table:style-name="ce6">
            <text:p>37,326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27880" table:style-name="ce6">
            <text:p>27,880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5571" table:style-name="ce6">
            <text:p>5,571<text:s/></text:p>
          </table:table-cell>
          <table:table-cell table:number-columns-repeated="16264"/>
        </table:table-row>
        <table:table-row table:style-name="ro2">
          <table:table-cell office:value-type="date" office:date-value="2023-03-14T00:00:00" table:style-name="ce5">
            <text:p>2023/3/14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41394" table:style-name="ce6">
            <text:p>41,394<text:s/></text:p>
          </table:table-cell>
          <table:table-cell office:value-type="float" office:value="39132" table:style-name="ce6">
            <text:p>39,132<text:s/></text:p>
          </table:table-cell>
          <table:table-cell office:value-type="float" office:value="26148" table:style-name="ce6">
            <text:p>26,148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32001" table:style-name="ce6">
            <text:p>32,001<text:s/></text:p>
          </table:table-cell>
          <table:table-cell office:value-type="float" office:value="26035" table:style-name="ce6">
            <text:p>26,035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33700" table:style-name="ce6">
            <text:p>33,700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118492" table:style-name="ce6">
            <text:p>118,492<text:s/></text:p>
          </table:table-cell>
          <table:table-cell office:value-type="float" office:value="40600" table:style-name="ce6">
            <text:p>40,600<text:s/></text:p>
          </table:table-cell>
          <table:table-cell office:value-type="float" office:value="20301" table:style-name="ce6">
            <text:p>20,301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28701" table:style-name="ce6">
            <text:p>28,701<text:s/></text:p>
          </table:table-cell>
          <table:table-cell office:value-type="float" office:value="28403" table:style-name="ce6">
            <text:p>28,403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30810" table:style-name="ce6">
            <text:p>30,810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26306" table:style-name="ce6">
            <text:p>26,306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33992" table:style-name="ce6">
            <text:p>33,992<text:s/></text:p>
          </table:table-cell>
          <table:table-cell office:value-type="float" office:value="38476" table:style-name="ce6">
            <text:p>38,476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26253" table:style-name="ce6">
            <text:p>26,253<text:s/></text:p>
          </table:table-cell>
          <table:table-cell office:value-type="float" office:value="56305" table:style-name="ce6">
            <text:p>56,305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31884" table:style-name="ce6">
            <text:p>31,884<text:s/></text:p>
          </table:table-cell>
          <table:table-cell office:value-type="float" office:value="30495" table:style-name="ce6">
            <text:p>30,495<text:s/></text:p>
          </table:table-cell>
          <table:table-cell office:value-type="float" office:value="18842" table:style-name="ce6">
            <text:p>18,842<text:s/></text:p>
          </table:table-cell>
          <table:table-cell office:value-type="float" office:value="54776" table:style-name="ce6">
            <text:p>54,776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19282" table:style-name="ce6">
            <text:p>19,282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27182" table:style-name="ce6">
            <text:p>27,182<text:s/></text:p>
          </table:table-cell>
          <table:table-cell office:value-type="float" office:value="18559" table:style-name="ce6">
            <text:p>18,559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38039" table:style-name="ce6">
            <text:p>38,039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23930" table:style-name="ce6">
            <text:p>23,930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5547" table:style-name="ce6">
            <text:p>5,547<text:s/></text:p>
          </table:table-cell>
          <table:table-cell table:number-columns-repeated="16264"/>
        </table:table-row>
        <table:table-row table:style-name="ro2">
          <table:table-cell office:value-type="date" office:date-value="2023-03-15T00:00:00" table:style-name="ce5">
            <text:p>2023/3/15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41194" table:style-name="ce6">
            <text:p>41,194<text:s/></text:p>
          </table:table-cell>
          <table:table-cell office:value-type="float" office:value="39999" table:style-name="ce6">
            <text:p>39,999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32115" table:style-name="ce6">
            <text:p>32,115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34091" table:style-name="ce6">
            <text:p>34,091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23520" table:style-name="ce6">
            <text:p>23,520<text:s/></text:p>
          </table:table-cell>
          <table:table-cell office:value-type="float" office:value="121924" table:style-name="ce6">
            <text:p>121,924<text:s/></text:p>
          </table:table-cell>
          <table:table-cell office:value-type="float" office:value="41359" table:style-name="ce6">
            <text:p>41,359<text:s/></text:p>
          </table:table-cell>
          <table:table-cell office:value-type="float" office:value="20318" table:style-name="ce6">
            <text:p>20,318<text:s/></text:p>
          </table:table-cell>
          <table:table-cell office:value-type="float" office:value="23700" table:style-name="ce6">
            <text:p>23,700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29329" table:style-name="ce6">
            <text:p>29,329<text:s/></text:p>
          </table:table-cell>
          <table:table-cell office:value-type="float" office:value="29869" table:style-name="ce6">
            <text:p>29,869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31991" table:style-name="ce6">
            <text:p>31,991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35614" table:style-name="ce6">
            <text:p>35,614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34470" table:style-name="ce6">
            <text:p>34,470<text:s/></text:p>
          </table:table-cell>
          <table:table-cell office:value-type="float" office:value="39227" table:style-name="ce6">
            <text:p>39,227<text:s/></text:p>
          </table:table-cell>
          <table:table-cell office:value-type="float" office:value="26855" table:style-name="ce6">
            <text:p>26,855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57670" table:style-name="ce6">
            <text:p>57,670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32637" table:style-name="ce6">
            <text:p>32,637<text:s/></text:p>
          </table:table-cell>
          <table:table-cell office:value-type="float" office:value="31599" table:style-name="ce6">
            <text:p>31,599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55430" table:style-name="ce6">
            <text:p>55,430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27644" table:style-name="ce6">
            <text:p>27,644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37815" table:style-name="ce6">
            <text:p>37,815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29448" table:style-name="ce6">
            <text:p>29,448<text:s/></text:p>
          </table:table-cell>
          <table:table-cell office:value-type="float" office:value="24234" table:style-name="ce6">
            <text:p>24,234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5718" table:style-name="ce6">
            <text:p>5,718<text:s/></text:p>
          </table:table-cell>
          <table:table-cell table:number-columns-repeated="16264"/>
        </table:table-row>
        <table:table-row table:style-name="ro2">
          <table:table-cell office:value-type="date" office:date-value="2023-03-16T00:00:00" table:style-name="ce5">
            <text:p>2023/3/16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41010" table:style-name="ce6">
            <text:p>41,010<text:s/></text:p>
          </table:table-cell>
          <table:table-cell office:value-type="float" office:value="40129" table:style-name="ce6">
            <text:p>40,129<text:s/></text:p>
          </table:table-cell>
          <table:table-cell office:value-type="float" office:value="26023" table:style-name="ce6">
            <text:p>26,023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24997" table:style-name="ce6">
            <text:p>24,997<text:s/></text:p>
          </table:table-cell>
          <table:table-cell office:value-type="float" office:value="16637" table:style-name="ce6">
            <text:p>16,637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32154" table:style-name="ce6">
            <text:p>32,154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33767" table:style-name="ce6">
            <text:p>33,767<text:s/></text:p>
          </table:table-cell>
          <table:table-cell office:value-type="float" office:value="24880" table:style-name="ce6">
            <text:p>24,880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22984" table:style-name="ce6">
            <text:p>22,984<text:s/></text:p>
          </table:table-cell>
          <table:table-cell office:value-type="float" office:value="120873" table:style-name="ce6">
            <text:p>120,873<text:s/></text:p>
          </table:table-cell>
          <table:table-cell office:value-type="float" office:value="41384" table:style-name="ce6">
            <text:p>41,384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29128" table:style-name="ce6">
            <text:p>29,128<text:s/></text:p>
          </table:table-cell>
          <table:table-cell office:value-type="float" office:value="29673" table:style-name="ce6">
            <text:p>29,673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30791" table:style-name="ce6">
            <text:p>30,791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18828" table:style-name="ce6">
            <text:p>18,828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36583" table:style-name="ce6">
            <text:p>36,583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34636" table:style-name="ce6">
            <text:p>34,636<text:s/></text:p>
          </table:table-cell>
          <table:table-cell office:value-type="float" office:value="38732" table:style-name="ce6">
            <text:p>38,732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26370" table:style-name="ce6">
            <text:p>26,370<text:s/></text:p>
          </table:table-cell>
          <table:table-cell office:value-type="float" office:value="57926" table:style-name="ce6">
            <text:p>57,926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33056" table:style-name="ce6">
            <text:p>33,056<text:s/></text:p>
          </table:table-cell>
          <table:table-cell office:value-type="float" office:value="30819" table:style-name="ce6">
            <text:p>30,819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55568" table:style-name="ce6">
            <text:p>55,568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18921" table:style-name="ce6">
            <text:p>18,921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27462" table:style-name="ce6">
            <text:p>27,462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38073" table:style-name="ce6">
            <text:p>38,073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28974" table:style-name="ce6">
            <text:p>28,974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5726" table:style-name="ce6">
            <text:p>5,726<text:s/></text:p>
          </table:table-cell>
          <table:table-cell table:number-columns-repeated="16264"/>
        </table:table-row>
        <table:table-row table:style-name="ro2">
          <table:table-cell office:value-type="date" office:date-value="2023-03-17T00:00:00" table:style-name="ce5">
            <text:p>2023/3/17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42420" table:style-name="ce6">
            <text:p>42,420<text:s/></text:p>
          </table:table-cell>
          <table:table-cell office:value-type="float" office:value="45924" table:style-name="ce6">
            <text:p>45,924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4221" table:style-name="ce6">
            <text:p>14,221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7612" table:style-name="ce6">
            <text:p>17,612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26554" table:style-name="ce6">
            <text:p>26,554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30663" table:style-name="ce6">
            <text:p>30,663<text:s/></text:p>
          </table:table-cell>
          <table:table-cell office:value-type="float" office:value="17536" table:style-name="ce6">
            <text:p>17,536<text:s/></text:p>
          </table:table-cell>
          <table:table-cell office:value-type="float" office:value="33815" table:style-name="ce6">
            <text:p>33,815<text:s/></text:p>
          </table:table-cell>
          <table:table-cell office:value-type="float" office:value="27795" table:style-name="ce6">
            <text:p>27,795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35110" table:style-name="ce6">
            <text:p>35,110<text:s/></text:p>
          </table:table-cell>
          <table:table-cell office:value-type="float" office:value="26368" table:style-name="ce6">
            <text:p>26,368<text:s/></text:p>
          </table:table-cell>
          <table:table-cell office:value-type="float" office:value="26520" table:style-name="ce6">
            <text:p>26,520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143832" table:style-name="ce6">
            <text:p>143,832<text:s/></text:p>
          </table:table-cell>
          <table:table-cell office:value-type="float" office:value="48338" table:style-name="ce6">
            <text:p>48,338<text:s/></text:p>
          </table:table-cell>
          <table:table-cell office:value-type="float" office:value="21662" table:style-name="ce6">
            <text:p>21,662<text:s/></text:p>
          </table:table-cell>
          <table:table-cell office:value-type="float" office:value="24843" table:style-name="ce6">
            <text:p>24,843<text:s/></text:p>
          </table:table-cell>
          <table:table-cell office:value-type="float" office:value="28632" table:style-name="ce6">
            <text:p>28,632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32601" table:style-name="ce6">
            <text:p>32,601<text:s/></text:p>
          </table:table-cell>
          <table:table-cell office:value-type="float" office:value="24695" table:style-name="ce6">
            <text:p>24,695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40723" table:style-name="ce6">
            <text:p>40,723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26406" table:style-name="ce6">
            <text:p>26,406<text:s/></text:p>
          </table:table-cell>
          <table:table-cell office:value-type="float" office:value="30515" table:style-name="ce6">
            <text:p>30,515<text:s/></text:p>
          </table:table-cell>
          <table:table-cell office:value-type="float" office:value="39277" table:style-name="ce6">
            <text:p>39,277<text:s/></text:p>
          </table:table-cell>
          <table:table-cell office:value-type="float" office:value="40601" table:style-name="ce6">
            <text:p>40,601<text:s/></text:p>
          </table:table-cell>
          <table:table-cell office:value-type="float" office:value="27563" table:style-name="ce6">
            <text:p>27,563<text:s/></text:p>
          </table:table-cell>
          <table:table-cell office:value-type="float" office:value="28614" table:style-name="ce6">
            <text:p>28,614<text:s/></text:p>
          </table:table-cell>
          <table:table-cell office:value-type="float" office:value="66172" table:style-name="ce6">
            <text:p>66,172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35401" table:style-name="ce6">
            <text:p>35,401<text:s/></text:p>
          </table:table-cell>
          <table:table-cell office:value-type="float" office:value="34389" table:style-name="ce6">
            <text:p>34,389<text:s/></text:p>
          </table:table-cell>
          <table:table-cell office:value-type="float" office:value="20948" table:style-name="ce6">
            <text:p>20,948<text:s/></text:p>
          </table:table-cell>
          <table:table-cell office:value-type="float" office:value="61965" table:style-name="ce6">
            <text:p>61,965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20871" table:style-name="ce6">
            <text:p>20,871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29827" table:style-name="ce6">
            <text:p>29,827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38795" table:style-name="ce6">
            <text:p>38,795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26788" table:style-name="ce6">
            <text:p>26,788<text:s/></text:p>
          </table:table-cell>
          <table:table-cell office:value-type="float" office:value="14065" table:style-name="ce6">
            <text:p>14,065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26218" table:style-name="ce6">
            <text:p>26,218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6580" table:style-name="ce6">
            <text:p>6,580<text:s/></text:p>
          </table:table-cell>
          <table:table-cell table:number-columns-repeated="16264"/>
        </table:table-row>
        <table:table-row table:style-name="ro2">
          <table:table-cell office:value-type="date" office:date-value="2023-03-18T00:00:00" table:style-name="ce5">
            <text:p>2023/3/18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23649" table:style-name="ce6">
            <text:p>23,649<text:s/></text:p>
          </table:table-cell>
          <table:table-cell office:value-type="float" office:value="42666" table:style-name="ce6">
            <text:p>42,666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25507" table:style-name="ce6">
            <text:p>25,507<text:s/></text:p>
          </table:table-cell>
          <table:table-cell office:value-type="float" office:value="19531" table:style-name="ce6">
            <text:p>19,531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28788" table:style-name="ce6">
            <text:p>28,788<text:s/></text:p>
          </table:table-cell>
          <table:table-cell office:value-type="float" office:value="19962" table:style-name="ce6">
            <text:p>19,962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45767" table:style-name="ce6">
            <text:p>145,767<text:s/></text:p>
          </table:table-cell>
          <table:table-cell office:value-type="float" office:value="50098" table:style-name="ce6">
            <text:p>50,098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31231" table:style-name="ce6">
            <text:p>31,231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18796" table:style-name="ce6">
            <text:p>18,796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6678" table:style-name="ce6">
            <text:p>16,678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37782" table:style-name="ce6">
            <text:p>37,782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26998" table:style-name="ce6">
            <text:p>26,998<text:s/></text:p>
          </table:table-cell>
          <table:table-cell office:value-type="float" office:value="35542" table:style-name="ce6">
            <text:p>35,542<text:s/></text:p>
          </table:table-cell>
          <table:table-cell office:value-type="float" office:value="29222" table:style-name="ce6">
            <text:p>29,222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28187" table:style-name="ce6">
            <text:p>28,187<text:s/></text:p>
          </table:table-cell>
          <table:table-cell office:value-type="float" office:value="68568" table:style-name="ce6">
            <text:p>68,568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33003" table:style-name="ce6">
            <text:p>33,003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50139" table:style-name="ce6">
            <text:p>50,139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15621" table:style-name="ce6">
            <text:p>15,621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3956" table:style-name="ce6">
            <text:p>3,956<text:s/></text:p>
          </table:table-cell>
          <table:table-cell table:number-columns-repeated="16264"/>
        </table:table-row>
        <table:table-row table:style-name="ro2">
          <table:table-cell office:value-type="date" office:date-value="2023-03-19T00:00:00" table:style-name="ce5">
            <text:p>2023/3/19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32269" table:style-name="ce6">
            <text:p>32,269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147392" table:style-name="ce6">
            <text:p>147,392<text:s/></text:p>
          </table:table-cell>
          <table:table-cell office:value-type="float" office:value="38980" table:style-name="ce6">
            <text:p>38,980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35428" table:style-name="ce6">
            <text:p>35,428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21591" table:style-name="ce6">
            <text:p>21,591<text:s/></text:p>
          </table:table-cell>
          <table:table-cell office:value-type="float" office:value="31607" table:style-name="ce6">
            <text:p>31,607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16625" table:style-name="ce6">
            <text:p>16,625<text:s/></text:p>
          </table:table-cell>
          <table:table-cell office:value-type="float" office:value="24033" table:style-name="ce6">
            <text:p>24,033<text:s/></text:p>
          </table:table-cell>
          <table:table-cell office:value-type="float" office:value="57126" table:style-name="ce6">
            <text:p>57,126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25355" table:style-name="ce6">
            <text:p>25,355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43095" table:style-name="ce6">
            <text:p>43,095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23165" table:style-name="ce6">
            <text:p>23,165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8880" table:style-name="ce6">
            <text:p>18,880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319" table:style-name="ce6">
            <text:p>3,319<text:s/></text:p>
          </table:table-cell>
          <table:table-cell table:number-columns-repeated="16264"/>
        </table:table-row>
        <table:table-row table:style-name="ro2">
          <table:table-cell office:value-type="date" office:date-value="2023-03-20T00:00:00" table:style-name="ce5">
            <text:p>2023/3/20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39208" table:style-name="ce6">
            <text:p>39,208<text:s/></text:p>
          </table:table-cell>
          <table:table-cell office:value-type="float" office:value="36902" table:style-name="ce6">
            <text:p>36,902<text:s/></text:p>
          </table:table-cell>
          <table:table-cell office:value-type="float" office:value="24527" table:style-name="ce6">
            <text:p>24,52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27946" table:style-name="ce6">
            <text:p>27,946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4550" table:style-name="ce6">
            <text:p>14,550<text:s/></text:p>
          </table:table-cell>
          <table:table-cell office:value-type="float" office:value="29417" table:style-name="ce6">
            <text:p>29,417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31924" table:style-name="ce6">
            <text:p>31,924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24461" table:style-name="ce6">
            <text:p>24,461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125693" table:style-name="ce6">
            <text:p>125,693<text:s/></text:p>
          </table:table-cell>
          <table:table-cell office:value-type="float" office:value="38062" table:style-name="ce6">
            <text:p>38,062<text:s/></text:p>
          </table:table-cell>
          <table:table-cell office:value-type="float" office:value="19277" table:style-name="ce6">
            <text:p>19,277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4879" table:style-name="ce6">
            <text:p>24,879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29835" table:style-name="ce6">
            <text:p>29,835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34292" table:style-name="ce6">
            <text:p>34,292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21687" table:style-name="ce6">
            <text:p>21,687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33448" table:style-name="ce6">
            <text:p>33,448<text:s/></text:p>
          </table:table-cell>
          <table:table-cell office:value-type="float" office:value="36766" table:style-name="ce6">
            <text:p>36,766<text:s/></text:p>
          </table:table-cell>
          <table:table-cell office:value-type="float" office:value="25104" table:style-name="ce6">
            <text:p>25,104<text:s/></text:p>
          </table:table-cell>
          <table:table-cell office:value-type="float" office:value="25407" table:style-name="ce6">
            <text:p>25,407<text:s/></text:p>
          </table:table-cell>
          <table:table-cell office:value-type="float" office:value="53780" table:style-name="ce6">
            <text:p>53,780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30647" table:style-name="ce6">
            <text:p>30,647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18237" table:style-name="ce6">
            <text:p>18,237<text:s/></text:p>
          </table:table-cell>
          <table:table-cell office:value-type="float" office:value="52235" table:style-name="ce6">
            <text:p>52,235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26663" table:style-name="ce6">
            <text:p>26,663<text:s/></text:p>
          </table:table-cell>
          <table:table-cell office:value-type="float" office:value="17719" table:style-name="ce6">
            <text:p>17,719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36574" table:style-name="ce6">
            <text:p>36,574<text:s/></text:p>
          </table:table-cell>
          <table:table-cell office:value-type="float" office:value="20356" table:style-name="ce6">
            <text:p>20,356<text:s/></text:p>
          </table:table-cell>
          <table:table-cell office:value-type="float" office:value="23414" table:style-name="ce6">
            <text:p>23,414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22685" table:style-name="ce6">
            <text:p>22,685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5615" table:style-name="ce6">
            <text:p>5,615<text:s/></text:p>
          </table:table-cell>
          <table:table-cell table:number-columns-repeated="16264"/>
        </table:table-row>
        <table:table-row table:style-name="ro2">
          <table:table-cell office:value-type="date" office:date-value="2023-03-21T00:00:00" table:style-name="ce5">
            <text:p>2023/3/21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40740" table:style-name="ce6">
            <text:p>40,740<text:s/></text:p>
          </table:table-cell>
          <table:table-cell office:value-type="float" office:value="39675" table:style-name="ce6">
            <text:p>39,675<text:s/></text:p>
          </table:table-cell>
          <table:table-cell office:value-type="float" office:value="25737" table:style-name="ce6">
            <text:p>25,737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26144" table:style-name="ce6">
            <text:p>26,144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31555" table:style-name="ce6">
            <text:p>31,555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33240" table:style-name="ce6">
            <text:p>33,240<text:s/></text:p>
          </table:table-cell>
          <table:table-cell office:value-type="float" office:value="24608" table:style-name="ce6">
            <text:p>24,608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20125" table:style-name="ce6">
            <text:p>20,125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118050" table:style-name="ce6">
            <text:p>118,050<text:s/></text:p>
          </table:table-cell>
          <table:table-cell office:value-type="float" office:value="39131" table:style-name="ce6">
            <text:p>39,131<text:s/></text:p>
          </table:table-cell>
          <table:table-cell office:value-type="float" office:value="20074" table:style-name="ce6">
            <text:p>20,074<text:s/></text:p>
          </table:table-cell>
          <table:table-cell office:value-type="float" office:value="23370" table:style-name="ce6">
            <text:p>23,370<text:s/></text:p>
          </table:table-cell>
          <table:table-cell office:value-type="float" office:value="26205" table:style-name="ce6">
            <text:p>26,205<text:s/></text:p>
          </table:table-cell>
          <table:table-cell office:value-type="float" office:value="28325" table:style-name="ce6">
            <text:p>28,325<text:s/></text:p>
          </table:table-cell>
          <table:table-cell office:value-type="float" office:value="28817" table:style-name="ce6">
            <text:p>28,817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30540" table:style-name="ce6">
            <text:p>30,540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35451" table:style-name="ce6">
            <text:p>35,451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34143" table:style-name="ce6">
            <text:p>34,143<text:s/></text:p>
          </table:table-cell>
          <table:table-cell office:value-type="float" office:value="38116" table:style-name="ce6">
            <text:p>38,116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26232" table:style-name="ce6">
            <text:p>26,232<text:s/></text:p>
          </table:table-cell>
          <table:table-cell office:value-type="float" office:value="55628" table:style-name="ce6">
            <text:p>55,628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32002" table:style-name="ce6">
            <text:p>32,002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54299" table:style-name="ce6">
            <text:p>54,299<text:s/></text:p>
          </table:table-cell>
          <table:table-cell office:value-type="float" office:value="20095" table:style-name="ce6">
            <text:p>20,095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26744" table:style-name="ce6">
            <text:p>26,744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37654" table:style-name="ce6">
            <text:p>37,654<text:s/></text:p>
          </table:table-cell>
          <table:table-cell office:value-type="float" office:value="21724" table:style-name="ce6">
            <text:p>21,724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28778" table:style-name="ce6">
            <text:p>28,778<text:s/></text:p>
          </table:table-cell>
          <table:table-cell office:value-type="float" office:value="24169" table:style-name="ce6">
            <text:p>24,169<text:s/></text:p>
          </table:table-cell>
          <table:table-cell office:value-type="float" office:value="14881" table:style-name="ce6">
            <text:p>14,881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5619" table:style-name="ce6">
            <text:p>5,619<text:s/></text:p>
          </table:table-cell>
          <table:table-cell table:number-columns-repeated="16264"/>
        </table:table-row>
        <table:table-row table:style-name="ro2">
          <table:table-cell office:value-type="date" office:date-value="2023-03-22T00:00:00" table:style-name="ce5">
            <text:p>2023/3/22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40774" table:style-name="ce6">
            <text:p>40,774<text:s/></text:p>
          </table:table-cell>
          <table:table-cell office:value-type="float" office:value="40107" table:style-name="ce6">
            <text:p>40,107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37815" table:style-name="ce6">
            <text:p>37,815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31865" table:style-name="ce6">
            <text:p>31,865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33390" table:style-name="ce6">
            <text:p>33,390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5441" table:style-name="ce6">
            <text:p>25,441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118713" table:style-name="ce6">
            <text:p>118,713<text:s/></text:p>
          </table:table-cell>
          <table:table-cell office:value-type="float" office:value="40643" table:style-name="ce6">
            <text:p>40,643<text:s/></text:p>
          </table:table-cell>
          <table:table-cell office:value-type="float" office:value="20213" table:style-name="ce6">
            <text:p>20,213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28454" table:style-name="ce6">
            <text:p>28,454<text:s/></text:p>
          </table:table-cell>
          <table:table-cell office:value-type="float" office:value="29013" table:style-name="ce6">
            <text:p>29,013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30982" table:style-name="ce6">
            <text:p>30,982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36140" table:style-name="ce6">
            <text:p>36,140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22560" table:style-name="ce6">
            <text:p>22,560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8484" table:style-name="ce6">
            <text:p>28,484<text:s/></text:p>
          </table:table-cell>
          <table:table-cell office:value-type="float" office:value="33945" table:style-name="ce6">
            <text:p>33,945<text:s/></text:p>
          </table:table-cell>
          <table:table-cell office:value-type="float" office:value="38900" table:style-name="ce6">
            <text:p>38,900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57173" table:style-name="ce6">
            <text:p>57,173<text:s/></text:p>
          </table:table-cell>
          <table:table-cell office:value-type="float" office:value="24128" table:style-name="ce6">
            <text:p>24,128<text:s/></text:p>
          </table:table-cell>
          <table:table-cell office:value-type="float" office:value="31644" table:style-name="ce6">
            <text:p>31,644<text:s/></text:p>
          </table:table-cell>
          <table:table-cell office:value-type="float" office:value="31617" table:style-name="ce6">
            <text:p>31,617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55479" table:style-name="ce6">
            <text:p>55,479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38397" table:style-name="ce6">
            <text:p>38,397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24918" table:style-name="ce6">
            <text:p>24,918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28992" table:style-name="ce6">
            <text:p>28,992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5500" table:style-name="ce6">
            <text:p>5,500<text:s/></text:p>
          </table:table-cell>
          <table:table-cell table:number-columns-repeated="16264"/>
        </table:table-row>
        <table:table-row table:style-name="ro2">
          <table:table-cell office:value-type="date" office:date-value="2023-03-23T00:00:00" table:style-name="ce5">
            <text:p>2023/3/23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41088" table:style-name="ce6">
            <text:p>41,088<text:s/></text:p>
          </table:table-cell>
          <table:table-cell office:value-type="float" office:value="41076" table:style-name="ce6">
            <text:p>41,076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15000" table:style-name="ce6">
            <text:p>15,000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39420" table:style-name="ce6">
            <text:p>39,420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31686" table:style-name="ce6">
            <text:p>31,686<text:s/></text:p>
          </table:table-cell>
          <table:table-cell office:value-type="float" office:value="26042" table:style-name="ce6">
            <text:p>26,042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33367" table:style-name="ce6">
            <text:p>33,367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119878" table:style-name="ce6">
            <text:p>119,878<text:s/></text:p>
          </table:table-cell>
          <table:table-cell office:value-type="float" office:value="41144" table:style-name="ce6">
            <text:p>41,144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30482" table:style-name="ce6">
            <text:p>30,482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8496" table:style-name="ce6">
            <text:p>18,496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36632" table:style-name="ce6">
            <text:p>36,632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33951" table:style-name="ce6">
            <text:p>33,951<text:s/></text:p>
          </table:table-cell>
          <table:table-cell office:value-type="float" office:value="38627" table:style-name="ce6">
            <text:p>38,627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26183" table:style-name="ce6">
            <text:p>26,183<text:s/></text:p>
          </table:table-cell>
          <table:table-cell office:value-type="float" office:value="57068" table:style-name="ce6">
            <text:p>57,068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33655" table:style-name="ce6">
            <text:p>33,655<text:s/></text:p>
          </table:table-cell>
          <table:table-cell office:value-type="float" office:value="31182" table:style-name="ce6">
            <text:p>31,182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56675" table:style-name="ce6">
            <text:p>56,675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28585" table:style-name="ce6">
            <text:p>28,585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38136" table:style-name="ce6">
            <text:p>38,136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24781" table:style-name="ce6">
            <text:p>24,781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28403" table:style-name="ce6">
            <text:p>28,403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5725" table:style-name="ce6">
            <text:p>5,725<text:s/></text:p>
          </table:table-cell>
          <table:table-cell table:number-columns-repeated="16264"/>
        </table:table-row>
        <table:table-row table:style-name="ro2">
          <table:table-cell office:value-type="date" office:date-value="2023-03-24T00:00:00" table:style-name="ce5">
            <text:p>2023/3/24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42582" table:style-name="ce6">
            <text:p>42,582<text:s/></text:p>
          </table:table-cell>
          <table:table-cell office:value-type="float" office:value="46049" table:style-name="ce6">
            <text:p>46,049<text:s/></text:p>
          </table:table-cell>
          <table:table-cell office:value-type="float" office:value="26487" table:style-name="ce6">
            <text:p>26,487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38744" table:style-name="ce6">
            <text:p>38,744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32811" table:style-name="ce6">
            <text:p>32,811<text:s/></text:p>
          </table:table-cell>
          <table:table-cell office:value-type="float" office:value="27715" table:style-name="ce6">
            <text:p>27,715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34399" table:style-name="ce6">
            <text:p>34,399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6034" table:style-name="ce6">
            <text:p>26,034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33175" table:style-name="ce6">
            <text:p>133,175<text:s/></text:p>
          </table:table-cell>
          <table:table-cell office:value-type="float" office:value="46562" table:style-name="ce6">
            <text:p>46,562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29819" table:style-name="ce6">
            <text:p>29,819<text:s/></text:p>
          </table:table-cell>
          <table:table-cell office:value-type="float" office:value="30341" table:style-name="ce6">
            <text:p>30,341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39089" table:style-name="ce6">
            <text:p>39,089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30428" table:style-name="ce6">
            <text:p>30,428<text:s/></text:p>
          </table:table-cell>
          <table:table-cell office:value-type="float" office:value="37313" table:style-name="ce6">
            <text:p>37,313<text:s/></text:p>
          </table:table-cell>
          <table:table-cell office:value-type="float" office:value="39934" table:style-name="ce6">
            <text:p>39,934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64802" table:style-name="ce6">
            <text:p>64,802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34991" table:style-name="ce6">
            <text:p>34,991<text:s/></text:p>
          </table:table-cell>
          <table:table-cell office:value-type="float" office:value="34223" table:style-name="ce6">
            <text:p>34,223<text:s/></text:p>
          </table:table-cell>
          <table:table-cell office:value-type="float" office:value="21344" table:style-name="ce6">
            <text:p>21,344<text:s/></text:p>
          </table:table-cell>
          <table:table-cell office:value-type="float" office:value="61139" table:style-name="ce6">
            <text:p>61,139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16618" table:style-name="ce6">
            <text:p>16,618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22859" table:style-name="ce6">
            <text:p>22,859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28715" table:style-name="ce6">
            <text:p>28,715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39022" table:style-name="ce6">
            <text:p>39,022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26252" table:style-name="ce6">
            <text:p>26,252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29171" table:style-name="ce6">
            <text:p>29,171<text:s/></text:p>
          </table:table-cell>
          <table:table-cell office:value-type="float" office:value="25653" table:style-name="ce6">
            <text:p>25,653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6079" table:style-name="ce6">
            <text:p>6,079<text:s/></text:p>
          </table:table-cell>
          <table:table-cell table:number-columns-repeated="16264"/>
        </table:table-row>
        <table:table-row table:style-name="ro2">
          <table:table-cell office:value-type="date" office:date-value="2023-03-25T00:00:00" table:style-name="ce5">
            <text:p>2023/3/25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36217" table:style-name="ce6">
            <text:p>36,217<text:s/></text:p>
          </table:table-cell>
          <table:table-cell office:value-type="float" office:value="48066" table:style-name="ce6">
            <text:p>48,066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28834" table:style-name="ce6">
            <text:p>28,834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27752" table:style-name="ce6">
            <text:p>27,752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28128" table:style-name="ce6">
            <text:p>28,128<text:s/></text:p>
          </table:table-cell>
          <table:table-cell office:value-type="float" office:value="25604" table:style-name="ce6">
            <text:p>25,604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32259" table:style-name="ce6">
            <text:p>32,25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38176" table:style-name="ce6">
            <text:p>138,176<text:s/></text:p>
          </table:table-cell>
          <table:table-cell office:value-type="float" office:value="50975" table:style-name="ce6">
            <text:p>50,975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21459" table:style-name="ce6">
            <text:p>21,459<text:s/></text:p>
          </table:table-cell>
          <table:table-cell office:value-type="float" office:value="32660" table:style-name="ce6">
            <text:p>32,660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28217" table:style-name="ce6">
            <text:p>28,217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35185" table:style-name="ce6">
            <text:p>35,185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28718" table:style-name="ce6">
            <text:p>28,718<text:s/></text:p>
          </table:table-cell>
          <table:table-cell office:value-type="float" office:value="38157" table:style-name="ce6">
            <text:p>38,157<text:s/></text:p>
          </table:table-cell>
          <table:table-cell office:value-type="float" office:value="35239" table:style-name="ce6">
            <text:p>35,239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68737" table:style-name="ce6">
            <text:p>68,737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34297" table:style-name="ce6">
            <text:p>34,297<text:s/></text:p>
          </table:table-cell>
          <table:table-cell office:value-type="float" office:value="33431" table:style-name="ce6">
            <text:p>33,431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62808" table:style-name="ce6">
            <text:p>62,808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29889" table:style-name="ce6">
            <text:p>29,889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5086" table:style-name="ce6">
            <text:p>5,086<text:s/></text:p>
          </table:table-cell>
          <table:table-cell table:number-columns-repeated="16264"/>
        </table:table-row>
        <table:table-row table:style-name="ro2">
          <table:table-cell office:value-type="date" office:date-value="2023-03-26T00:00:00" table:style-name="ce5">
            <text:p>2023/3/26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8621" table:style-name="ce6">
            <text:p>18,621<text:s/></text:p>
          </table:table-cell>
          <table:table-cell office:value-type="float" office:value="34304" table:style-name="ce6">
            <text:p>34,304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21727" table:style-name="ce6">
            <text:p>21,727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22668" table:style-name="ce6">
            <text:p>122,668<text:s/></text:p>
          </table:table-cell>
          <table:table-cell office:value-type="float" office:value="39255" table:style-name="ce6">
            <text:p>39,255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26311" table:style-name="ce6">
            <text:p>26,311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32230" table:style-name="ce6">
            <text:p>32,230<text:s/></text:p>
          </table:table-cell>
          <table:table-cell office:value-type="float" office:value="22708" table:style-name="ce6">
            <text:p>22,708<text:s/></text:p>
          </table:table-cell>
          <table:table-cell office:value-type="float" office:value="16155" table:style-name="ce6">
            <text:p>16,155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57197" table:style-name="ce6">
            <text:p>57,197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25589" table:style-name="ce6">
            <text:p>25,589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41647" table:style-name="ce6">
            <text:p>41,647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155" table:style-name="ce6">
            <text:p>3,155<text:s/></text:p>
          </table:table-cell>
          <table:table-cell table:number-columns-repeated="16264"/>
        </table:table-row>
        <table:table-row table:style-name="ro2">
          <table:table-cell office:value-type="date" office:date-value="2023-03-27T00:00:00" table:style-name="ce5">
            <text:p>2023/3/27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40919" table:style-name="ce6">
            <text:p>40,919<text:s/></text:p>
          </table:table-cell>
          <table:table-cell office:value-type="float" office:value="39188" table:style-name="ce6">
            <text:p>39,188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24400" table:style-name="ce6">
            <text:p>24,400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25084" table:style-name="ce6">
            <text:p>25,084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30042" table:style-name="ce6">
            <text:p>30,042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32331" table:style-name="ce6">
            <text:p>32,331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4840" table:style-name="ce6">
            <text:p>24,840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119997" table:style-name="ce6">
            <text:p>119,997<text:s/></text:p>
          </table:table-cell>
          <table:table-cell office:value-type="float" office:value="37889" table:style-name="ce6">
            <text:p>37,889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25165" table:style-name="ce6">
            <text:p>25,165<text:s/></text:p>
          </table:table-cell>
          <table:table-cell office:value-type="float" office:value="25766" table:style-name="ce6">
            <text:p>25,766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29571" table:style-name="ce6">
            <text:p>29,571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32389" table:style-name="ce6">
            <text:p>32,389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21777" table:style-name="ce6">
            <text:p>21,777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34188" table:style-name="ce6">
            <text:p>34,188<text:s/></text:p>
          </table:table-cell>
          <table:table-cell office:value-type="float" office:value="37224" table:style-name="ce6">
            <text:p>37,224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54794" table:style-name="ce6">
            <text:p>54,794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31281" table:style-name="ce6">
            <text:p>31,281<text:s/></text:p>
          </table:table-cell>
          <table:table-cell office:value-type="float" office:value="29462" table:style-name="ce6">
            <text:p>29,462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54770" table:style-name="ce6">
            <text:p>54,770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37709" table:style-name="ce6">
            <text:p>37,709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27983" table:style-name="ce6">
            <text:p>27,983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5819" table:style-name="ce6">
            <text:p>5,819<text:s/></text:p>
          </table:table-cell>
          <table:table-cell table:number-columns-repeated="16264"/>
        </table:table-row>
        <table:table-row table:style-name="ro2">
          <table:table-cell office:value-type="date" office:date-value="2023-03-28T00:00:00" table:style-name="ce5">
            <text:p>2023/3/28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41465" table:style-name="ce6">
            <text:p>41,465<text:s/></text:p>
          </table:table-cell>
          <table:table-cell office:value-type="float" office:value="39130" table:style-name="ce6">
            <text:p>39,130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32676" table:style-name="ce6">
            <text:p>32,676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15416" table:style-name="ce6">
            <text:p>15,416<text:s/></text:p>
          </table:table-cell>
          <table:table-cell office:value-type="float" office:value="32038" table:style-name="ce6">
            <text:p>32,038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33279" table:style-name="ce6">
            <text:p>33,279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25453" table:style-name="ce6">
            <text:p>25,453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15007" table:style-name="ce6">
            <text:p>115,007<text:s/></text:p>
          </table:table-cell>
          <table:table-cell office:value-type="float" office:value="39901" table:style-name="ce6">
            <text:p>39,901<text:s/></text:p>
          </table:table-cell>
          <table:table-cell office:value-type="float" office:value="19658" table:style-name="ce6">
            <text:p>19,658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25152" table:style-name="ce6">
            <text:p>25,152<text:s/></text:p>
          </table:table-cell>
          <table:table-cell office:value-type="float" office:value="26457" table:style-name="ce6">
            <text:p>26,457<text:s/></text:p>
          </table:table-cell>
          <table:table-cell office:value-type="float" office:value="27315" table:style-name="ce6">
            <text:p>27,315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30230" table:style-name="ce6">
            <text:p>30,230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32506" table:style-name="ce6">
            <text:p>32,506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33841" table:style-name="ce6">
            <text:p>33,841<text:s/></text:p>
          </table:table-cell>
          <table:table-cell office:value-type="float" office:value="38252" table:style-name="ce6">
            <text:p>38,252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55780" table:style-name="ce6">
            <text:p>55,780<text:s/></text:p>
          </table:table-cell>
          <table:table-cell office:value-type="float" office:value="23557" table:style-name="ce6">
            <text:p>23,557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31182" table:style-name="ce6">
            <text:p>31,182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55432" table:style-name="ce6">
            <text:p>55,432<text:s/></text:p>
          </table:table-cell>
          <table:table-cell office:value-type="float" office:value="20402" table:style-name="ce6">
            <text:p>20,402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37998" table:style-name="ce6">
            <text:p>37,998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5902" table:style-name="ce6">
            <text:p>5,902<text:s/></text:p>
          </table:table-cell>
          <table:table-cell table:number-columns-repeated="16264"/>
        </table:table-row>
        <table:table-row table:style-name="ro2">
          <table:table-cell office:value-type="date" office:date-value="2023-03-29T00:00:00" table:style-name="ce5">
            <text:p>2023/3/29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40867" table:style-name="ce6">
            <text:p>40,867<text:s/></text:p>
          </table:table-cell>
          <table:table-cell office:value-type="float" office:value="40565" table:style-name="ce6">
            <text:p>40,565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33408" table:style-name="ce6">
            <text:p>33,408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32101" table:style-name="ce6">
            <text:p>32,101<text:s/></text:p>
          </table:table-cell>
          <table:table-cell office:value-type="float" office:value="25640" table:style-name="ce6">
            <text:p>25,640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33780" table:style-name="ce6">
            <text:p>33,780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118281" table:style-name="ce6">
            <text:p>118,281<text:s/></text:p>
          </table:table-cell>
          <table:table-cell office:value-type="float" office:value="41225" table:style-name="ce6">
            <text:p>41,225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27144" table:style-name="ce6">
            <text:p>27,144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33761" table:style-name="ce6">
            <text:p>33,761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26173" table:style-name="ce6">
            <text:p>26,173<text:s/></text:p>
          </table:table-cell>
          <table:table-cell office:value-type="float" office:value="28521" table:style-name="ce6">
            <text:p>28,521<text:s/></text:p>
          </table:table-cell>
          <table:table-cell office:value-type="float" office:value="34619" table:style-name="ce6">
            <text:p>34,619<text:s/></text:p>
          </table:table-cell>
          <table:table-cell office:value-type="float" office:value="39153" table:style-name="ce6">
            <text:p>39,153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26139" table:style-name="ce6">
            <text:p>26,139<text:s/></text:p>
          </table:table-cell>
          <table:table-cell office:value-type="float" office:value="56329" table:style-name="ce6">
            <text:p>56,329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33057" table:style-name="ce6">
            <text:p>33,057<text:s/></text:p>
          </table:table-cell>
          <table:table-cell office:value-type="float" office:value="30965" table:style-name="ce6">
            <text:p>30,965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55869" table:style-name="ce6">
            <text:p>55,869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9888" table:style-name="ce6">
            <text:p>19,888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26792" table:style-name="ce6">
            <text:p>26,792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37699" table:style-name="ce6">
            <text:p>37,699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5922" table:style-name="ce6">
            <text:p>5,922<text:s/></text:p>
          </table:table-cell>
          <table:table-cell table:number-columns-repeated="16264"/>
        </table:table-row>
        <table:table-row table:style-name="ro2">
          <table:table-cell office:value-type="date" office:date-value="2023-03-30T00:00:00" table:style-name="ce5">
            <text:p>2023/3/30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41010" table:style-name="ce6">
            <text:p>41,010<text:s/></text:p>
          </table:table-cell>
          <table:table-cell office:value-type="float" office:value="42116" table:style-name="ce6">
            <text:p>42,116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7180" table:style-name="ce6">
            <text:p>17,180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32497" table:style-name="ce6">
            <text:p>32,49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27451" table:style-name="ce6">
            <text:p>27,451<text:s/></text:p>
          </table:table-cell>
          <table:table-cell office:value-type="float" office:value="16085" table:style-name="ce6">
            <text:p>16,085<text:s/></text:p>
          </table:table-cell>
          <table:table-cell office:value-type="float" office:value="32186" table:style-name="ce6">
            <text:p>32,186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3498" table:style-name="ce6">
            <text:p>33,498<text:s/></text:p>
          </table:table-cell>
          <table:table-cell office:value-type="float" office:value="24986" table:style-name="ce6">
            <text:p>24,986<text:s/></text:p>
          </table:table-cell>
          <table:table-cell office:value-type="float" office:value="25604" table:style-name="ce6">
            <text:p>25,604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119148" table:style-name="ce6">
            <text:p>119,148<text:s/></text:p>
          </table:table-cell>
          <table:table-cell office:value-type="float" office:value="40693" table:style-name="ce6">
            <text:p>40,693<text:s/></text:p>
          </table:table-cell>
          <table:table-cell office:value-type="float" office:value="19929" table:style-name="ce6">
            <text:p>19,929<text:s/></text:p>
          </table:table-cell>
          <table:table-cell office:value-type="float" office:value="23285" table:style-name="ce6">
            <text:p>23,285<text:s/></text:p>
          </table:table-cell>
          <table:table-cell office:value-type="float" office:value="25457" table:style-name="ce6">
            <text:p>25,457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30815" table:style-name="ce6">
            <text:p>30,815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34292" table:style-name="ce6">
            <text:p>34,292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22744" table:style-name="ce6">
            <text:p>22,744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34831" table:style-name="ce6">
            <text:p>34,831<text:s/></text:p>
          </table:table-cell>
          <table:table-cell office:value-type="float" office:value="38732" table:style-name="ce6">
            <text:p>38,732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54554" table:style-name="ce6">
            <text:p>54,554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32981" table:style-name="ce6">
            <text:p>32,981<text:s/></text:p>
          </table:table-cell>
          <table:table-cell office:value-type="float" office:value="31472" table:style-name="ce6">
            <text:p>31,472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57459" table:style-name="ce6">
            <text:p>57,459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20235" table:style-name="ce6">
            <text:p>20,235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18773" table:style-name="ce6">
            <text:p>18,773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37908" table:style-name="ce6">
            <text:p>37,908<text:s/></text:p>
          </table:table-cell>
          <table:table-cell office:value-type="float" office:value="21676" table:style-name="ce6">
            <text:p>21,676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28091" table:style-name="ce6">
            <text:p>28,091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709" table:style-name="ce6">
            <text:p>5,709<text:s/></text:p>
          </table:table-cell>
          <table:table-cell table:number-columns-repeated="16264"/>
        </table:table-row>
        <table:table-row table:style-name="ro2">
          <table:table-cell office:value-type="date" office:date-value="2023-03-31T00:00:00" table:style-name="ce5">
            <text:p>2023/3/31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41304" table:style-name="ce6">
            <text:p>41,304<text:s/></text:p>
          </table:table-cell>
          <table:table-cell office:value-type="float" office:value="46008" table:style-name="ce6">
            <text:p>46,008<text:s/></text:p>
          </table:table-cell>
          <table:table-cell office:value-type="float" office:value="26592" table:style-name="ce6">
            <text:p>26,592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34853" table:style-name="ce6">
            <text:p>34,853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33487" table:style-name="ce6">
            <text:p>33,487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34120" table:style-name="ce6">
            <text:p>34,120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35803" table:style-name="ce6">
            <text:p>35,803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26602" table:style-name="ce6">
            <text:p>26,602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136602" table:style-name="ce6">
            <text:p>136,602<text:s/></text:p>
          </table:table-cell>
          <table:table-cell office:value-type="float" office:value="46233" table:style-name="ce6">
            <text:p>46,233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27129" table:style-name="ce6">
            <text:p>27,129<text:s/></text:p>
          </table:table-cell>
          <table:table-cell office:value-type="float" office:value="28218" table:style-name="ce6">
            <text:p>28,218<text:s/></text:p>
          </table:table-cell>
          <table:table-cell office:value-type="float" office:value="29357" table:style-name="ce6">
            <text:p>29,357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2646" table:style-name="ce6">
            <text:p>32,646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20665" table:style-name="ce6">
            <text:p>20,665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40657" table:style-name="ce6">
            <text:p>40,657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23468" table:style-name="ce6">
            <text:p>23,468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30639" table:style-name="ce6">
            <text:p>30,639<text:s/></text:p>
          </table:table-cell>
          <table:table-cell office:value-type="float" office:value="38549" table:style-name="ce6">
            <text:p>38,549<text:s/></text:p>
          </table:table-cell>
          <table:table-cell office:value-type="float" office:value="39165" table:style-name="ce6">
            <text:p>39,165<text:s/></text:p>
          </table:table-cell>
          <table:table-cell office:value-type="float" office:value="27402" table:style-name="ce6">
            <text:p>27,402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61882" table:style-name="ce6">
            <text:p>61,882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35271" table:style-name="ce6">
            <text:p>35,271<text:s/></text:p>
          </table:table-cell>
          <table:table-cell office:value-type="float" office:value="33780" table:style-name="ce6">
            <text:p>33,780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63594" table:style-name="ce6">
            <text:p>63,594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38284" table:style-name="ce6">
            <text:p>38,284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28360" table:style-name="ce6">
            <text:p>28,360<text:s/></text:p>
          </table:table-cell>
          <table:table-cell office:value-type="float" office:value="24888" table:style-name="ce6">
            <text:p>24,888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6315" table:style-name="ce6">
            <text:p>6,315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04-10T07:51:58Z</meta:creation-date>
    <dc:date>2023-04-10T07:52:52Z</dc:date>
  </office:meta>
</office:document-meta>
</file>